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B900000087751B9D4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Berling Bold" svg:font-family="'Berling Bold', 'Times New Roman'" style:font-family-generic="roman" style:font-pitch="variable"/>
    <style:font-face style:name="Berling Roman" svg:font-family="'Berling Roman'" style:font-family-generic="roman" style:font-pitch="variable"/>
    <style:font-face style:name="Century Schoolbook" svg:font-family="'Century Schoolbook'" style:font-family-generic="roman" style:font-pitch="variable"/>
    <style:font-face style:name="Century Schoolbook1" svg:font-family="'Century Schoolbook'" style:font-adornments="Regula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family-generic="swiss" style:font-pitch="variable"/>
    <style:font-face style:name="Franklin Gothic Book1" svg:font-family="'Franklin Gothic Book'" style:font-adornments="Regular" style:font-family-generic="swiss" style:font-pitch="variable"/>
    <style:font-face style:name="Franklin Gothic Medium" svg:font-family="'Franklin Gothic Medium'"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snap-to-layout-grid="false"/>
      <style:text-properties style:font-name="Franklin Gothic Book" fo:font-size="8pt" style:font-size-asian="8pt" style:language-asian="zxx" style:country-asian="none" style:font-name-complex="Franklin Gothic Book" style:font-size-complex="8pt"/>
    </style:style>
    <style:style style:name="P2" style:family="paragraph" style:parent-style-name="Standard">
      <style:paragraph-properties fo:margin-top="0.776cm" fo:margin-bottom="0.459cm" style:contextual-spacing="false" fo:line-height="100%" style:snap-to-layout-grid="false"/>
      <style:text-properties style:font-name="Franklin Gothic Medium" fo:font-size="8pt" style:font-size-asian="8pt" style:font-name-complex="Franklin Gothic Medium" style:font-size-complex="8pt"/>
    </style:style>
    <style:style style:name="P3" style:family="paragraph" style:parent-style-name="Sidhuvud_20_höger">
      <style:text-properties officeooo:paragraph-rsid="00e01933"/>
    </style:style>
    <style:style style:name="P4" style:family="paragraph" style:parent-style-name="Footer">
      <style:paragraph-properties fo:line-height="0.501cm"/>
    </style:style>
    <style:style style:name="P5" style:family="paragraph" style:parent-style-name="Heading_20_1" style:master-page-name="First_20_Page">
      <style:paragraph-properties fo:text-align="center" style:justify-single-word="false" style:page-number="auto"/>
      <style:text-properties officeooo:paragraph-rsid="00a27923"/>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Berling Bold" svg:font-family="'Berling Bold', 'Times New Roman'" style:font-family-generic="roman" style:font-pitch="variable"/>
    <style:font-face style:name="Berling Roman" svg:font-family="'Berling Roman'" style:font-family-generic="roman" style:font-pitch="variable"/>
    <style:font-face style:name="Century Schoolbook" svg:font-family="'Century Schoolbook'" style:font-family-generic="roman" style:font-pitch="variable"/>
    <style:font-face style:name="Century Schoolbook1" svg:font-family="'Century Schoolbook'" style:font-adornments="Regula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family-generic="swiss" style:font-pitch="variable"/>
    <style:font-face style:name="Franklin Gothic Book1" svg:font-family="'Franklin Gothic Book'" style:font-adornments="Regular" style:font-family-generic="swiss" style:font-pitch="variable"/>
    <style:font-face style:name="Franklin Gothic Medium" svg:font-family="'Franklin Gothic Medium'"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59cm" style:contextual-spacing="false" style:line-height-at-least="0.459cm" fo:orphans="2" fo:widows="2" style:writing-mode="lr-tb"/>
      <style:text-properties style:use-window-font-color="true" style:font-name="Century Schoolbook" fo:font-family="'Century Schoolbook'" style:font-family-generic="roman" style:font-pitch="variable" fo:font-size="10pt" fo:language="sv" fo:country="SE" style:font-name-asian="Times New Roman" style:font-family-asian="'Times New Roman'" style:font-family-generic-asian="roman" style:font-pitch-asian="variable" style:font-size-asian="10pt" style:font-name-complex="Century Schoolbook" style:font-family-complex="'Century Schoolboo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131cm" fo:margin-right="0cm" fo:margin-top="0cm" fo:margin-bottom="0cm" style:contextual-spacing="false" style:line-height-at-least="0cm" fo:text-indent="0cm" style:auto-text-indent="false">
        <style:tab-stops/>
      </style:paragraph-properties>
      <style:text-properties style:font-name="Century Schoolbook" fo:font-family="'Century Schoolbook'" style:font-family-generic="roman" style:font-pitch="variable" fo:font-size="10pt" style:font-size-asian="10pt" style:font-name-complex="Century Schoolbook" style:font-family-complex="'Century Schoolbook'" style:font-family-generic-complex="roman"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Text_20_body" style:next-style-name="Text_20_body" style:class="extra">
      <style:paragraph-properties fo:margin-top="0cm" fo:margin-bottom="0.917cm" style:contextual-spacing="false" style:line-height-at-least="0.423cm" fo:keep-together="always"/>
      <style:text-properties style:font-name="Franklin Gothic Book" fo:font-family="'Franklin Gothic Book'" style:font-family-generic="swiss" style:font-pitch="variable" fo:font-size="9pt" fo:letter-spacing="-0.004cm" style:letter-kerning="true" style:font-name-asian="SimSun" style:font-family-asian="SimSun, 宋体" style:font-pitch-asian="variable" style:font-size-asian="9pt" style:language-asian="zh" style:country-asian="CN" style:font-name-complex="Mangal" style:font-family-complex="Mangal" style:font-family-generic-complex="roman" style:font-pitch-complex="variable" style:font-size-complex="12pt" style:language-complex="hi" style:country-complex="IN"/>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Text_20_body" style:next-style-name="Text_20_body" style:class="text">
      <style:paragraph-properties fo:margin-top="0.917cm" fo:margin-bottom="0.459cm" style:contextual-spacing="false" fo:keep-together="always" fo:keep-with-next="always"/>
      <style:text-properties style:font-name="Franklin Gothic Book" fo:font-family="'Franklin Gothic Book'" style:font-family-generic="swiss" style:font-pitch="variable" fo:font-size="14pt" style:letter-kerning="true" style:font-size-asian="14pt" style:font-name-complex="Franklin Gothic Book" style:font-family-complex="'Franklin Gothic Book'" style:font-family-generic-complex="swiss" style:font-pitch-complex="variable" style:font-size-complex="14pt"/>
    </style:style>
    <style:style style:name="Heading_20_2" style:display-name="Heading 2" style:family="paragraph" style:parent-style-name="Text_20_body" style:next-style-name="Text_20_body" style:class="text">
      <style:paragraph-properties fo:margin-top="0.459cm" fo:margin-bottom="0.106cm" style:contextual-spacing="false" fo:keep-together="always" fo:keep-with-next="always"/>
      <style:text-properties style:font-name="Century Schoolbook" fo:font-family="'Century Schoolbook'" style:font-family-generic="roman" style:font-pitch="variable" fo:font-size="10pt" fo:font-weight="bold" style:font-size-asian="10pt" style:font-weight-asian="bold" style:font-name-complex="Century Schoolbook" style:font-family-complex="'Century Schoolbook'" style:font-family-generic-complex="roman" style:font-pitch-complex="variable"/>
    </style:style>
    <style:style style:name="Heading_20_3" style:display-name="Heading 3" style:family="paragraph" style:parent-style-name="Text_20_body" style:next-style-name="Text_20_body" style:class="text">
      <style:paragraph-properties fo:margin-top="0.247cm" fo:margin-bottom="0.247cm" style:contextual-spacing="false" fo:keep-together="always" fo:keep-with-next="always">
        <style:tab-stops>
          <style:tab-stop style:position="2.251cm"/>
        </style:tab-stops>
      </style:paragraph-properties>
    </style:style>
    <style:style style:name="Heading_20_4" style:display-name="Heading 4" style:family="paragraph" style:parent-style-name="Heading_20_3" style:next-style-name="Standard" style:class="text"/>
    <style:style style:name="Heading_20_5" style:display-name="Heading 5" style:family="paragraph" style:parent-style-name="Heading_20_1" style:next-style-name="Text_20_body" style:default-outline-level="5" style:class="text">
      <style:paragraph-properties fo:margin-top="0.247cm" fo:margin-bottom="0.459cm" style:contextual-spacing="false"/>
    </style:style>
    <style:style style:name="Heading_20_6" style:display-name="Heading 6" style:family="paragraph" style:parent-style-name="Heading_20_2" style:next-style-name="Text_20_body" style:default-outline-level="6" style:class="text">
      <style:paragraph-properties fo:margin-top="0.247cm" fo:margin-bottom="0.106cm" style:contextual-spacing="false"/>
    </style:style>
    <style:style style:name="Heading_20_7" style:display-name="Heading 7" style:family="paragraph" style:parent-style-name="Text_20_body" style:next-style-name="Text_20_body" style:default-outline-level="7" style:class="text">
      <style:paragraph-properties fo:margin-top="0.247cm" fo:margin-bottom="0.459cm" style:contextual-spacing="false" fo:keep-together="always" fo:keep-with-next="always"/>
    </style:style>
    <style:style style:name="Heading_20_8" style:display-name="Heading 8" style:family="paragraph" style:parent-style-name="Text_20_body" style:next-style-name="Text_20_body" style:default-outline-level="8" style:class="text">
      <style:paragraph-properties fo:margin-top="0.247cm" fo:margin-bottom="0.459cm" style:contextual-spacing="false" fo:keep-together="always" fo:keep-with-next="always"/>
    </style:style>
    <style:style style:name="Header" style:family="paragraph" style:parent-style-name="Standard" style:class="extra">
      <style:paragraph-properties fo:margin-top="0cm" fo:margin-bottom="0cm" style:contextual-spacing="false" fo:orphans="0" fo:widows="0">
        <style:tab-stops>
          <style:tab-stop style:position="7.62cm" style:type="center"/>
          <style:tab-stop style:position="15.24cm" style:type="right"/>
        </style:tab-stops>
      </style:paragraph-properties>
      <style:text-properties fo:language="zxx" fo:country="none" style:language-asian="zxx" style:country-asian="none"/>
    </style:style>
    <style:style style:name="zHandläggare" style:family="paragraph" style:parent-style-name="Standard">
      <style:paragraph-properties fo:margin-left="0cm" fo:margin-right="0cm" fo:margin-top="0cm" fo:margin-bottom="0cm" style:contextual-spacing="false" fo:text-indent="0cm" style:auto-text-indent="false"/>
    </style:style>
    <style:style style:name="zEnhet" style:family="paragraph" style:parent-style-name="Standard">
      <style:paragraph-properties fo:margin-left="0.019cm" fo:margin-right="0cm" fo:margin-top="0cm" fo:margin-bottom="0cm" style:contextual-spacing="false" fo:orphans="0" fo:widows="0" fo:text-indent="0cm" style:auto-text-indent="false"/>
      <style:text-properties fo:text-transform="uppercase" style:font-name="Berling Roman" fo:font-family="'Berling Roman'" style:font-family-generic="roman" style:font-pitch="variable" fo:font-size="8pt" fo:letter-spacing="0.025cm" style:font-size-asian="8pt" style:font-name-complex="Berling Roman" style:font-family-complex="'Berling Roman'" style:font-family-generic-complex="roman" style:font-pitch-complex="variable"/>
    </style:style>
    <style:style style:name="zDatum" style:family="paragraph" style:parent-style-name="Standard">
      <style:paragraph-properties fo:margin-top="0cm" fo:margin-bottom="0cm" style:contextual-spacing="false"/>
    </style:style>
    <style:style style:name="zDnrRef" style:family="paragraph" style:parent-style-name="Standard">
      <style:paragraph-properties fo:margin-top="0.062cm" fo:margin-bottom="0.459cm" style:contextual-spacing="false" fo:text-align="end" style:justify-single-word="false"/>
    </style:style>
    <style:style style:name="zStatus" style:family="paragraph" style:parent-style-name="Standard">
      <style:paragraph-properties fo:margin-top="0cm" fo:margin-bottom="0cm" style:contextual-spacing="false"/>
    </style:style>
    <style:style style:name="zTypAvDokument" style:family="paragraph" style:parent-style-name="Standard">
      <style:paragraph-properties fo:margin-top="0cm" fo:margin-bottom="0cm" style:contextual-spacing="false"/>
      <style:text-properties fo:text-transform="uppercase"/>
    </style:style>
    <style:style style:name="Footer" style:family="paragraph" style:parent-style-name="Standard" style:class="extra">
      <style:paragraph-properties fo:margin-top="0cm" fo:margin-bottom="0cm" style:contextual-spacing="false" fo:line-height="0.353cm">
        <style:tab-stops>
          <style:tab-stop style:position="8.001cm" style:type="center"/>
          <style:tab-stop style:position="16.002cm" style:type="right"/>
        </style:tab-stops>
      </style:paragraph-properties>
      <style:text-properties style:font-name="Franklin Gothic Book" fo:font-family="'Franklin Gothic Book'" style:font-family-generic="swiss" style:font-pitch="variable" fo:font-size="8pt" fo:language="zxx" fo:country="none" style:font-size-asian="8pt" style:language-asian="zxx" style:country-asian="none" style:font-name-complex="Franklin Gothic Book" style:font-family-complex="'Franklin Gothic Book'" style:font-family-generic-complex="swiss" style:font-pitch-complex="variable"/>
    </style:style>
    <style:style style:name="zBilaga" style:family="paragraph" style:parent-style-name="Standard">
      <style:paragraph-properties fo:margin-top="0cm" fo:margin-bottom="0cm" style:contextual-spacing="false" fo:text-align="end" style:justify-single-word="false"/>
    </style:style>
    <style:style style:name="zAdress_20_sidfot" style:display-name="zAdress sidfot" style:family="paragraph" style:parent-style-name="Footer">
      <style:paragraph-properties fo:margin-top="0cm" fo:margin-bottom="0cm" style:contextual-spacing="false" fo:line-height="0.353cm"/>
      <style:text-properties style:font-name="Franklin Gothic Book" fo:font-family="'Franklin Gothic Book'" style:font-family-generic="swiss" style:font-pitch="variable" fo:font-size="8pt" fo:language="zxx" fo:country="none" style:font-size-asian="8pt" style:language-asian="zxx" style:country-asian="none" style:font-name-complex="Franklin Gothic Book" style:font-family-complex="'Franklin Gothic Book'" style:font-family-generic-complex="swiss" style:font-pitch-complex="variable"/>
    </style:style>
    <style:style style:name="zNämndNamn" style:family="paragraph" style:parent-style-name="Header">
      <style:paragraph-properties fo:margin-top="0.582cm" fo:margin-bottom="0cm" style:contextual-spacing="false"/>
      <style:text-properties fo:text-transform="uppercase" fo:letter-spacing="0.025cm" fo:font-weight="bold" style:font-weight-asian="bold"/>
    </style:style>
    <style:style style:name="zLogoNamn" style:family="paragraph" style:parent-style-name="Header">
      <style:paragraph-properties fo:margin-top="0.423cm" fo:margin-bottom="0.053cm" style:contextual-spacing="false" fo:line-height="0.688cm"/>
      <style:text-properties style:font-name="Berling Bold" fo:font-family="'Berling Bold', 'Times New Roman'" style:font-family-generic="roman" style:font-pitch="variable" fo:font-size="16.5pt" fo:letter-spacing="0.007cm" style:font-size-asian="16.5pt" style:font-name-complex="Berling Bold" style:font-family-complex="'Berling Bold', 'Times New Roman'" style:font-family-generic-complex="roman" style:font-pitch-complex="variable"/>
    </style:style>
    <style:style style:name="Footnote" style:family="paragraph" style:parent-style-name="Standard" style:class="extra">
      <style:paragraph-properties fo:margin-top="0cm" fo:margin-bottom="0.212cm" style:contextual-spacing="false" fo:line-height="0.388cm"/>
      <style:text-properties fo:font-size="9pt" style:font-size-asian="9pt"/>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ld" style:family="paragraph" style:parent-style-name="Caption" style:next-style-name="Caption">
      <style:paragraph-properties fo:margin-top="0cm" fo:margin-bottom="0.106cm" style:contextual-spacing="false"/>
    </style:style>
    <style:style style:name="Tabelltext" style:family="paragraph" style:parent-style-name="Text_20_body">
      <style:paragraph-properties fo:margin-top="0.106cm" fo:margin-bottom="0.106cm" style:contextual-spacing="false" style:line-height-at-least="0.423cm" fo:keep-together="always"/>
      <style:text-properties style:font-name="Franklin Gothic Book" fo:font-family="'Franklin Gothic Book'" style:font-family-generic="swiss" style:font-pitch="variable" fo:font-size="9pt" fo:letter-spacing="-0.004cm" style:letter-kerning="true" style:font-name-asian="SimSun" style:font-family-asian="SimSun, 宋体" style:font-pitch-asian="variable" style:font-size-asian="9pt"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Punktlista" style:family="paragraph" style:parent-style-name="Standard" style:list-style-name="WW8Num11"/>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1"/>
    <style:style style:name="Punktlista_20_4" style:display-name="Punktlista 4" style:family="paragraph" style:parent-style-name="Standard" style:list-style-name="WW8Num11"/>
    <style:style style:name="Punktlista_20_5" style:display-name="Punktlista 5" style:family="paragraph" style:parent-style-name="Standard" style:list-style-name="WW8Num11"/>
    <style:style style:name="Avdelningsnamn" style:family="paragraph" style:parent-style-name="Standard">
      <style:paragraph-properties fo:margin-top="0.776cm" fo:margin-bottom="0cm" style:contextual-spacing="false" fo:line-height="100%"/>
      <style:text-properties style:font-name="Franklin Gothic Medium" fo:font-family="'Franklin Gothic Medium'" style:font-family-generic="swiss" style:font-pitch="variable" fo:font-size="8pt" fo:language="zxx" fo:country="none" style:font-size-asian="8pt" style:language-asian="zxx" style:country-asian="none" style:font-name-complex="Franklin Gothic Medium" style:font-family-complex="'Franklin Gothic Medium'" style:font-family-generic-complex="swiss" style:font-pitch-complex="variable" style:font-size-complex="8pt"/>
    </style:style>
    <style:style style:name="Sidhuvud_20_höger" style:display-name="Sidhuvud höger" style:family="paragraph" style:parent-style-name="Header">
      <style:paragraph-properties fo:text-align="end" style:justify-single-word="fals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1.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0.5cm" style:type="right" style:leader-style="dotted" style:leader-text="."/>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5.999cm" style:type="center"/>
          <style:tab-stop style:position="11.998cm" style:type="right"/>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1.998cm" style:type="right" style:leader-style="dotted" style:leader-text="."/>
        </style:tab-stops>
      </style:paragraph-properties>
    </style:style>
    <style:style style:name="Num_20_Rubrik_20_1" style:display-name="Num Rubrik 1" style:family="paragraph" style:next-style-name="Text_20_body" style:default-outline-level="1" style:master-page-name="">
      <style:paragraph-properties fo:margin-left="1.101cm" fo:margin-right="0cm" fo:margin-top="0.499cm" fo:margin-bottom="0.3cm" style:contextual-spacing="false" fo:orphans="2" fo:widows="2" fo:text-indent="-1.101cm" style:auto-text-indent="false" style:page-number="auto">
        <style:tab-stops/>
      </style:paragraph-properties>
      <style:text-properties style:font-name="Franklin Gothic Book1" fo:font-family="'Franklin Gothic Book'" style:font-style-name="Regular" style:font-family-generic="swiss" style:font-pitch="variable" fo:font-size="14pt" fo:language="sv" fo:country="SE" style:font-size-asian="10.5pt"/>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_20_Rubrik_20_2" style:display-name="Num Rubrik 2" style:family="paragraph" style:next-style-name="Text_20_body" style:default-outline-level="2" style:master-page-name="">
      <style:paragraph-properties fo:margin-left="1.101cm" fo:margin-right="0cm" fo:margin-top="0.199cm" fo:margin-bottom="0cm" style:contextual-spacing="false" fo:orphans="2" fo:widows="2" fo:text-indent="-1.101cm" style:auto-text-indent="false" style:page-number="auto">
        <style:tab-stops/>
      </style:paragraph-properties>
      <style:text-properties style:font-name="Century Schoolbook1" fo:font-family="'Century Schoolbook'" style:font-style-name="Regular" style:font-family-generic="roman" style:font-pitch="variable" fo:font-size="10pt" fo:language="sv" fo:country="SE" fo:font-weight="bold" style:font-size-asian="10.5pt"/>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9.0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Franklin Gothic Book1" fo:font-family="'Franklin Gothic Book'" style:font-style-name="Regular"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style:line-height-at-least="0.101cm" fo:text-indent="0cm" style:auto-text-indent="false">
        <style:tab-stops>
          <style:tab-stop style:position="11.998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101cm" fo:margin-right="0cm" fo:margin-top="0cm" fo:margin-bottom="0cm" style:contextual-spacing="false" style:line-height-at-least="0cm" fo:text-indent="0cm"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_20_Rubrik_20_3" style:display-name="Num Rubrik 3" style:family="paragraph" style:parent-style-name="Num_20_Rubrik_20_2" style:next-style-name="Text_20_body" style:default-outline-level="3">
      <style:text-properties fo:font-size="10pt" style:letter-kerning="true" style:font-size-asian="13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_20_Char_20_Char" style:display-name=" Char Char" style:family="text">
      <style:text-properties style:font-name="Century Schoolbook" fo:font-family="'Century Schoolbook'" style:font-family-generic="roman" style:font-pitch="variable" fo:font-size="9pt" style:font-size-asian="9pt" style:font-name-complex="Century Schoolbook" style:font-family-complex="'Century Schoolbook'" style:font-family-generic-complex="roman" style:font-pitch-complex="variable"/>
    </style:style>
    <style:style style:name="Footnote_20_Symbol" style:display-name="Footnote Symbol" style:family="text">
      <style:text-properties style:text-position="super 58%"/>
    </style:style>
    <style:style style:name="_20_Char_20_Char1" style:display-name=" Char Char1" style:family="text">
      <style:text-properties style:font-name="Century Schoolbook" fo:font-family="'Century Schoolbook'" style:font-family-generic="roman" style:font-pitch="variable" style:font-name-complex="Century Schoolbook" style:font-family-complex="'Century Schoolbook'"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254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254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2.251cm" fo:text-indent="-2.251cm" fo:margin-left="2.251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251cm" fo:text-indent="-2.251cm" fo:margin-left="2.251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251cm" fo:text-indent="-2.251cm" fo:margin-left="2.251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3.81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cm" fo:margin-left="0.6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cm" fo:margin-left="1.259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cm" fo:margin-left="1.889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cm" fo:margin-left="2.519cm"/>
        </style:list-level-properties>
        <style:text-properties style:font-name="Symbol"/>
      </text:list-level-style-bullet>
      <text:list-level-style-bullet text:level="5" text:style-name="WW8Num11z3" style:num-suffix="." text:bullet-char="">
        <style:list-level-properties text:list-level-position-and-space-mode="label-alignment">
          <style:list-level-label-alignment text:label-followed-by="listtab" fo:text-indent="-0.63cm" fo:margin-left="3.149cm"/>
        </style:list-level-properties>
        <style:text-properties style:font-name="Symbol"/>
      </text:list-level-style-bullet>
      <text:list-level-style-number text:level="6" style:num-format="">
        <style:list-level-properties text:list-level-position-and-space-mode="label-alignment">
          <style:list-level-label-alignment text:label-followed-by="listtab" fo:text-indent="-0.63cm" fo:margin-left="3.778cm"/>
        </style:list-level-properties>
      </text:list-level-style-number>
      <text:list-level-style-number text:level="7" style:num-format="">
        <style:list-level-properties text:list-level-position-and-space-mode="label-alignment">
          <style:list-level-label-alignment text:label-followed-by="listtab" fo:text-indent="-0.63cm" fo:margin-left="4.408cm"/>
        </style:list-level-properties>
      </text:list-level-style-number>
      <text:list-level-style-number text:level="8" style:num-format="">
        <style:list-level-properties text:list-level-position-and-space-mode="label-alignment">
          <style:list-level-label-alignment text:label-followed-by="listtab" fo:text-indent="-0.63cm" fo:margin-left="5.038cm"/>
        </style:list-level-properties>
      </text:list-level-style-number>
      <text:list-level-style-number text:level="9" style:num-format="">
        <style:list-level-properties text:list-level-position-and-space-mode="label-alignment">
          <style:list-level-label-alignment text:label-followed-by="listtab" fo:text-indent="-0.63cm" fo:margin-left="5.6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text:list-tab-stop-position="0.751cm" fo:text-indent="-0.751cm" fo:margin-left="0.7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4.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5.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6.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8.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9.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10.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1.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3.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5.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6.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8.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9.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10.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11.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3.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Artikel " style:num-suffix="." style:num-format="I">
        <style:list-level-properties text:list-level-position-and-space-mode="label-alignment">
          <style:list-level-label-alignment text:label-followed-by="listtab"/>
        </style:list-level-properties>
      </text:list-level-style-number>
      <text:list-level-style-number text:level="2" style:num-prefix="Avsnitt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1" text:display-levels="2">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6" style:num-prefix="." style:num-format="1" text:display-levels="2">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7" style:num-prefix=".." style:num-format="1">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prefix="..." style:num-format="1">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9" style:num-prefix="...." style:num-suffix="..." style:num-format="1" text:display-levels="6">
        <style:list-level-properties text:list-level-position-and-space-mode="label-alignment">
          <style:list-level-label-alignment text:label-followed-by="listtab" text:list-tab-stop-position="3.81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4.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5.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6.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8.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9.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10.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11.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3.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prefix="Artikel " style:num-suffix="." style:num-format="I">
        <style:list-level-properties text:list-level-position-and-space-mode="label-alignment">
          <style:list-level-label-alignment text:label-followed-by="listtab"/>
        </style:list-level-properties>
      </text:list-level-style-number>
      <text:list-level-style-number text:level="2" style:num-prefix="Avsnitt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Artikel " style:num-suffix="." style:num-format="I">
        <style:list-level-properties text:list-level-position-and-space-mode="label-alignment">
          <style:list-level-label-alignment text:label-followed-by="listtab"/>
        </style:list-level-properties>
      </text:list-level-style-number>
      <text:list-level-style-number text:level="2" style:num-prefix="Avsnitt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ikel " style:num-suffix="." style:num-format="I">
        <style:list-level-properties text:list-level-position-and-space-mode="label-alignment">
          <style:list-level-label-alignment text:label-followed-by="listtab"/>
        </style:list-level-properties>
      </text:list-level-style-number>
      <text:list-level-style-number text:level="2" style:num-prefix="Avsnitt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992cm" fo:margin-left="-3cm" table:align="left" style:writing-mode="lr-tb"/>
    </style:style>
    <style:style style:name="Table1.A" style:family="table-column">
      <style:table-column-properties style:column-width="1.545cm"/>
    </style:style>
    <style:style style:name="Table1.B" style:family="table-column">
      <style:table-column-properties style:column-width="7.257cm"/>
    </style:style>
    <style:style style:name="Table1.C" style:family="table-column">
      <style:table-column-properties style:column-width="9.19cm"/>
    </style:style>
    <style:style style:name="Table1.1" style:family="table-row">
      <style:table-row-properties style:row-height="2.85cm" fo:keep-together="always"/>
    </style:style>
    <style:style style:name="Table1.A1" style:family="table-cell">
      <style:table-cell-properties style:vertical-align="top" fo:padding="0cm" fo:border="none" style:writing-mode="lr-tb"/>
    </style:style>
    <style:style style:name="MP1" style:family="paragraph" style:parent-style-name="Standard">
      <style:paragraph-properties style:snap-to-layout-grid="false"/>
      <style:text-properties style:font-name="Franklin Gothic Book" fo:font-size="8pt" style:font-size-asian="8pt" style:language-asian="zxx" style:country-asian="none" style:font-name-complex="Franklin Gothic Book" style:font-size-complex="8pt"/>
    </style:style>
    <style:style style:name="MP2" style:family="paragraph" style:parent-style-name="Standard">
      <style:paragraph-properties fo:margin-top="0.776cm" fo:margin-bottom="0.459cm" style:contextual-spacing="false" fo:line-height="100%" style:snap-to-layout-grid="false"/>
      <style:text-properties style:font-name="Franklin Gothic Medium" fo:font-size="8pt" style:font-size-asian="8pt" style:font-name-complex="Franklin Gothic Medium" style:font-size-complex="8pt"/>
    </style:style>
    <style:style style:name="MP3" style:family="paragraph" style:parent-style-name="Sidhuvud_20_höger">
      <style:text-properties officeooo:paragraph-rsid="00e01933"/>
    </style:style>
    <style:style style:name="MP4" style:family="paragraph" style:parent-style-name="Footer">
      <style:paragraph-properties fo:line-height="0.501cm"/>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0.7cm" fo:margin-left="4.501cm" fo:margin-right="4.501cm" style:writing-mode="lr-tb" style:layout-grid-color="#c0c0c0" style:layout-grid-lines="47" style:layout-grid-base-height="0.57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4.401cm" style:dynamic-spacing="true"/>
      </style:header-style>
      <style:footer-style>
        <style:header-footer-properties fo:min-height="4.101cm" fo:margin-left="0cm" fo:margin-right="0cm" fo:margin-top="4.002cm" style:dynamic-spacing="true"/>
      </style:footer-style>
    </style:page-layout>
    <style:page-layout style:name="Mpm2">
      <style:page-layout-properties fo:page-width="21.001cm" fo:page-height="29.7cm" style:num-format="1" style:print-orientation="portrait" fo:margin-top="1.501cm" fo:margin-bottom="0.7cm" fo:margin-left="4.501cm" fo:margin-right="4.501cm" style:writing-mode="lr-tb" style:layout-grid-color="#c0c0c0" style:layout-grid-lines="47" style:layout-grid-base-height="0.57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graphics1" text:anchor-type="char" svg:x="0cm" svg:y="-0.12cm" svg:width="5.89cm" svg:height="1.15cm" draw:z-index="0"><draw:image xlink:href="Pictures/10000000000002B900000087751B9D44.jpg" xlink:type="simple" xlink:show="embed" xlink:actuate="onLoad"/></draw:frame></text:p>
            </table:table-cell>
            <table:table-cell table:style-name="Table1.A1" office:value-type="string">
              <text:p text:style-name="MP2"><text:bookmark-ref text:reference-format="text" text:ref-name="AvdAvdelning">Error: Reference source not found</text:bookmark-ref></text:p>
            </table:table-cell>
            <table:table-cell table:style-name="Table1.A1" office:value-type="string">
              <text:p text:style-name="MP3">Sid <text:page-number text:select-page="current">0</text:page-number> (<text:page-count style:num-format="1">1</text:page-count>)</text:p>
            </table:table-cell>
          </table:table-row>
        </table:table>
        <text:p text:style-name="Standard"/>
      </style:header>
      <style:footer>
        <text:p text:style-name="MP4"/>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st</dc:title>
    <meta:creation-date>2014-07-17T09:49:19.53</meta:creation-date>
    <meta:editing-cycles>3</meta:editing-cycles>
    <meta:editing-duration>P0D</meta:editing-duration>
    <meta:generator>LibreOffice/4.2.5.2$Linux_X86_64 LibreOffice_project/420m0$Build-2</meta:generator>
    <dc:date>2014-07-17T09:59:16.344190521</dc:date>
    <dc:creator>Daniel Melin</dc:creator>
    <meta:document-statistic meta:table-count="1" meta:image-count="1" meta:object-count="0" meta:page-count="1" meta:paragraph-count="2" meta:word-count="8" meta:character-count="42" meta:non-whitespace-character-count="36"/>
    <meta:user-defined meta:name="BookMarkCount">78</meta:user-defined>
    <meta:user-defined meta:name="BookMarkInfo1">00FF0000FF0101000100000000000000000000000000000000000000000000000000000000000000000000000000000000000000000000000000000000000000</meta:user-defined>
    <meta:user-defined meta:name="BookMarkInfo10">00FF0000FF1E00000100000000000000000000000000000000000000000000000000000000000000000000000000000000000000000000000000000000000000</meta:user-defined>
    <meta:user-defined meta:name="BookMarkInfo11">00FF0000FF1E00000100000000000000000000000000000000000000000000000000000000000000000000000000000000000000000000000000000000000000</meta:user-defined>
    <meta:user-defined meta:name="BookMarkInfo12" meta:value-type="string">00FF0000FF2100000100000000000000000000000000000000000000000000000000000000000000000000000000000000000000000000000000000000000000</meta:user-defined>
    <meta:user-defined meta:name="BookMarkInfo13" meta:value-type="string">00FF0000FF2300000100000000000000000000000000000000000000000000000000000000000000000000000000000000000000000000000000000000000000</meta:user-defined>
    <meta:user-defined meta:name="BookMarkInfo14" meta:value-type="string">00FF0000FF2400000100000000000000000000000000000000000000000000000000000000000000000000000000000000000000000000000000000000000000</meta:user-defined>
    <meta:user-defined meta:name="BookMarkInfo15" meta:value-type="string">00FF0000FF2500000100000000000000000000000000000000000000000000000000000000000000000000000000000000000000000000000000000000000000</meta:user-defined>
    <meta:user-defined meta:name="BookMarkInfo16" meta:value-type="string">00FF0000FF2600000100000000000000000000000000000000000000000000000000000000000000000000000000000000000000000000000000000000000000</meta:user-defined>
    <meta:user-defined meta:name="BookMarkInfo17" meta:value-type="string">00FF0000FF2600000100000000000000000000000000000000000000000000000000000000000000000000000000000000000000000000000000000000000000</meta:user-defined>
    <meta:user-defined meta:name="BookMarkInfo18" meta:value-type="string">00FF0000FF2700000100000000000000000000000000000000000000000000000000000000000000000000000000000000000000000000000000000000000000</meta:user-defined>
    <meta:user-defined meta:name="BookMarkInfo19" meta:value-type="string">00FF0000FF2700000100000000000000000000000000000000000000000000000000000000000000000000000000000000000000000000000000000000000000</meta:user-defined>
    <meta:user-defined meta:name="BookMarkInfo2" meta:value-type="string">00FF0000FF0301000100000000000000000000000000000000000000000000000000000000000000000000000000000000000000000000000000000000000000</meta:user-defined>
    <meta:user-defined meta:name="BookMarkInfo20" meta:value-type="string">00FF0000FF2800000100000000000000000000000000000000000000000000000000000000000000000000000000000000000000000000000000000000000000</meta:user-defined>
    <meta:user-defined meta:name="BookMarkInfo21" meta:value-type="string">00FF0000FF2800000100000000000000000000000000000000000000000000000000000000000000000000000000000000000000000000000000000000000000</meta:user-defined>
    <meta:user-defined meta:name="BookMarkInfo22" meta:value-type="string">00FF0000FF2900000100000000000000000000000000000000000000000000000000000000000000000000000000000000000000000000000000000000000000</meta:user-defined>
    <meta:user-defined meta:name="BookMarkInfo23" meta:value-type="string">00FF0000FF2A00000100000000000000000000000000000000000000000000000000000000000000000000000000000000000000000000000000000000000000</meta:user-defined>
    <meta:user-defined meta:name="BookMarkInfo24" meta:value-type="string">00FF0000FF2B00000100000000000000000000000000000000000000000000000000000000000000000000000000000000000000000000000000000000000000</meta:user-defined>
    <meta:user-defined meta:name="BookMarkInfo25" meta:value-type="string">00FF0000FF2B00000100000000000000000000000000000000000000000000000000000000000000000000000000000000000000000000000000000000000000</meta:user-defined>
    <meta:user-defined meta:name="BookMarkInfo26" meta:value-type="string">00FF0000FF2C00040100000000000000000000000000000000000000000000000000000000000000000000000000000000000000000000000000000000000000</meta:user-defined>
    <meta:user-defined meta:name="BookMarkInfo27" meta:value-type="string">00FF0000FF2D00000100000000000000000000000000000000000000000000000000000000000000000000000000000000000000000000000000000000000000</meta:user-defined>
    <meta:user-defined meta:name="BookMarkInfo28" meta:value-type="string">00FF0000FF2E00000100000000000000000000000000000000000000000000000000000000000000000000000000000000000000000000000000000000000000</meta:user-defined>
    <meta:user-defined meta:name="BookMarkInfo29" meta:value-type="string">00FF0000FF2F00000100000000000000000000000000000000000000000000000000000000000000000000000000000000000000000000000000000000000000</meta:user-defined>
    <meta:user-defined meta:name="BookMarkInfo3" meta:value-type="string">00FF0000FF0401000100000000000000000000000000000000000000000000000000000000000000000000000000000000000000000000000000000000000000</meta:user-defined>
    <meta:user-defined meta:name="BookMarkInfo30" meta:value-type="string">00FF0000FF3200000100000000000000000000000000000000000000000000000000000000000000000000000000000000000000000000000000000000000000</meta:user-defined>
    <meta:user-defined meta:name="BookMarkInfo31" meta:value-type="string">00FF0000FF3700000100000000000000000000000000000000000000000000000000000000000000000000000000000000000000000000000000000000000000</meta:user-defined>
    <meta:user-defined meta:name="BookMarkInfo32" meta:value-type="string">00FF0000FF3C00000100000000000000000000000000000000000000000000000000000000000000000000000000000000000000000000000000000000000000</meta:user-defined>
    <meta:user-defined meta:name="BookMarkInfo33" meta:value-type="string">00FF0000FF4100000100000000000000000000000000000000000000000000000000000000000000000000000000000000000000000000000000000000000000</meta:user-defined>
    <meta:user-defined meta:name="BookMarkInfo34" meta:value-type="string">00FF0000FF4500000100000000000000000000000000000000000000000000000000000000000000000000000000000000000000000000000000000000000000</meta:user-defined>
    <meta:user-defined meta:name="BookMarkInfo35" meta:value-type="string">00FF0000FF4600000100000000000000000000000000000000000000000000000000000000000000000000000000000000000000000000000000000000000000</meta:user-defined>
    <meta:user-defined meta:name="BookMarkInfo36" meta:value-type="string">00FF0000FF4701000100000000000000000000000000000000000000000000000000000000000000000000000000000000000000000000000000000000000000</meta:user-defined>
    <meta:user-defined meta:name="BookMarkInfo37" meta:value-type="string">00FF0000FF4900000100000000000000000000000000000000000000000000000000000000000000000000000000000000000000000000000000000000000000</meta:user-defined>
    <meta:user-defined meta:name="BookMarkInfo38" meta:value-type="string">00FF0000FF4B00000100000000000000000000000000000000000000000000000000000000000000000000000000000000000000000000000000000000000000</meta:user-defined>
    <meta:user-defined meta:name="BookMarkInfo39" meta:value-type="string">00FF0000FF5000000100000000000000000000000000000000000000000000000000000000000000000000000000000000000000000000000000000000000000</meta:user-defined>
    <meta:user-defined meta:name="BookMarkInfo4" meta:value-type="string">00FF0000FF0500000100000000000000000000000000000000000000000000000000000000000000000000000000000000000000000000000000000000000000</meta:user-defined>
    <meta:user-defined meta:name="BookMarkInfo40" meta:value-type="string">00FF0000FF5100000100000000000000000000000000000000000000000000000000000000000000000000000000000000000000000000000000000000000000</meta:user-defined>
    <meta:user-defined meta:name="BookMarkInfo41" meta:value-type="string">00FF0000FF5100000100000000000000000000000000000000000000000000000000000000000000000000000000000000000000000000000000000000000000</meta:user-defined>
    <meta:user-defined meta:name="BookMarkInfo42" meta:value-type="string">00FF0000FF5200000100000000000000000000000000000000000000000000000000000000000000000000000000000000000000000000000000000000000000</meta:user-defined>
    <meta:user-defined meta:name="BookMarkInfo43" meta:value-type="string">00FF0000FF5300000100000000000000000000000000000000000000000000000000000000000000000000000000000000000000000000000000000000000000</meta:user-defined>
    <meta:user-defined meta:name="BookMarkInfo44" meta:value-type="string">00FF0000FF5400000100000000000000000000000000000000000000000000000000000000000000000000000000000000000000000000000000000000000000</meta:user-defined>
    <meta:user-defined meta:name="BookMarkInfo45" meta:value-type="string">00FF0000FF5500000100000000000000000000000000000000000000000000000000000000000000000000000000000000000000000000000000000000000000</meta:user-defined>
    <meta:user-defined meta:name="BookMarkInfo46" meta:value-type="string">00FF0000FF5700000100000000000000000000000000000000000000000000000000000000000000000000000000000000000000000000000000000000000000</meta:user-defined>
    <meta:user-defined meta:name="BookMarkInfo47" meta:value-type="string">00FF0000FF5900000100000000000000000000000000000000000000000000000000000000000000000000000000000000000000000000000000000000000000</meta:user-defined>
    <meta:user-defined meta:name="BookMarkInfo48" meta:value-type="string">00FF0000FF5A00000100000000000000000000000000000000000000000000000000000000000000000000000000000000000000000000000000000000000000</meta:user-defined>
    <meta:user-defined meta:name="BookMarkInfo49" meta:value-type="string">00FF0000FF5B00000100000000000000000000000000000000000000000000000000000000000000000000000000000000000000000000000000000000000000</meta:user-defined>
    <meta:user-defined meta:name="BookMarkInfo5" meta:value-type="string">00FF0000FF0601000100000000000000000000000000000000000000000000000000000000000000000000000000000000000000000000000000000000000000</meta:user-defined>
    <meta:user-defined meta:name="BookMarkInfo50" meta:value-type="string">00FF0000FF5B00000100000000000000000000000000000000000000000000000000000000000000000000000000000000000000000000000000000000000000</meta:user-defined>
    <meta:user-defined meta:name="BookMarkInfo51" meta:value-type="string">00FF0000FF5C00000100000000000000000000000000000000000000000000000000000000000000000000000000000000000000000000000000000000000000</meta:user-defined>
    <meta:user-defined meta:name="BookMarkInfo52" meta:value-type="string">00FF0000FF5F02000100000000000000000000000000000000000000000000000000000000000000000000000000000000000000000000000000000000000000</meta:user-defined>
    <meta:user-defined meta:name="BookMarkInfo53" meta:value-type="string">00FF0000FF6402000100000000000000000000000000000000000000000000000000000000000000000000000000000000000000000000000000000000000000</meta:user-defined>
    <meta:user-defined meta:name="BookMarkInfo54" meta:value-type="string">00FF0000FF6E00000100000000000000000000000000000000000000000000000000000000000000000000000000000000000000000000000000000000000000</meta:user-defined>
    <meta:user-defined meta:name="BookMarkInfo55" meta:value-type="string">00FF0000FF7300000100000000000000000000000000000000000000000000000000000000000000000000000000000000000000000000000000000000000000</meta:user-defined>
    <meta:user-defined meta:name="BookMarkInfo56" meta:value-type="string">00FF0000FF7800000100000000000000000000000000000000000000000000000000000000000000000000000000000000000000000000000000000000000000</meta:user-defined>
    <meta:user-defined meta:name="BookMarkInfo57" meta:value-type="string">00FF0000FF7800000100000000000000000000000000000000000000000000000000000000000000000000000000000000000000000000000000000000000000</meta:user-defined>
    <meta:user-defined meta:name="BookMarkInfo58" meta:value-type="string">00FF0000FF7D00000100000000000000000000000000000000000000000000000000000000000000000000000000000000000000000000000000000000000000</meta:user-defined>
    <meta:user-defined meta:name="BookMarkInfo59" meta:value-type="string">00FF0000FF8200000100000000000000000000000000000000000000000000000000000000000000000000000000000000000000000000000000000000000000</meta:user-defined>
    <meta:user-defined meta:name="BookMarkInfo6" meta:value-type="string">00FF0000FF0600000100000000000000000000000000000000000000000000000000000000000000000000000000000000000000000000000000000000000000</meta:user-defined>
    <meta:user-defined meta:name="BookMarkInfo60" meta:value-type="string">00FF0000FF8700000100000000000000000000000000000000000000000000000000000000000000000000000000000000000000000000000000000000000000</meta:user-defined>
    <meta:user-defined meta:name="BookMarkInfo61" meta:value-type="string">00FF0000FF8C00000100000000000000000000000000000000000000000000000000000000000000000000000000000000000000000000000000000000000000</meta:user-defined>
    <meta:user-defined meta:name="BookMarkInfo62" meta:value-type="string">00FF0000FF9B01000100000000000000000000000000000000000000000000000000000000000000000000000000000000000000000000000000000000000000</meta:user-defined>
    <meta:user-defined meta:name="BookMarkInfo63" meta:value-type="string">00FF0000FF3200000200000000000000000000000000000000000000000000000000000000000000000000000000000000000000000000000000000000000000</meta:user-defined>
    <meta:user-defined meta:name="BookMarkInfo64" meta:value-type="string">00FF0000FF3500000200000000000000000000000000000000000000000000000000000000000000000000000000000000000000000000000000000000000000</meta:user-defined>
    <meta:user-defined meta:name="BookMarkInfo65" meta:value-type="string">00FF0000FF3600000200000000000000000000000000000000000000000000000000000000000000000000000000000000000000000000000000000000000000</meta:user-defined>
    <meta:user-defined meta:name="BookMarkInfo66" meta:value-type="string">00FF0000FF3700000200000000000001900000000000000000000000000000000000000000000000000000000000000000000000000000000000000000000000</meta:user-defined>
    <meta:user-defined meta:name="BookMarkInfo67" meta:value-type="string">00FF0000FF3900020200000000000000000000000000000000000000000000000000000000000000000000000000000000000000000000000000000000000000</meta:user-defined>
    <meta:user-defined meta:name="BookMarkInfo68" meta:value-type="string">00FF0000FF3B00000200000000000000000000000000000000000000000000000000000000000000000000000000000000000000000000000000000000000000</meta:user-defined>
    <meta:user-defined meta:name="BookMarkInfo69" meta:value-type="string">00FF0000FF3C00000200000000000000000000000000000000000000000000000000000000000000000000000000000000000000000000000000000000000000</meta:user-defined>
    <meta:user-defined meta:name="BookMarkInfo7" meta:value-type="string">00FF0000FF0700000100000000000000000000000000000000000000000000000000000000000000000000000000000000000000000000000000000000000000</meta:user-defined>
    <meta:user-defined meta:name="BookMarkInfo70" meta:value-type="string">00FF0000FF3C00000200000000000000000000000000000000000000000000000000000000000000000000000000000000000000000000000000000000000000</meta:user-defined>
    <meta:user-defined meta:name="BookMarkInfo71" meta:value-type="string">00FF0000FF3D00000200000000000000000000000000000000000000000000000000000000000000000000000000000000000000000000000000000000000000</meta:user-defined>
    <meta:user-defined meta:name="BookMarkInfo72" meta:value-type="string">00FF0000FF3E00000200000000000000000000000000000000000000000000000000000000000000000000000000000000000000000000000000000000000000</meta:user-defined>
    <meta:user-defined meta:name="BookMarkInfo73" meta:value-type="string">00FF0000FF3F00000200000000000000000000000000000000000000000000000000000000000000000000000000000000000000000000000000000000000000</meta:user-defined>
    <meta:user-defined meta:name="BookMarkInfo74" meta:value-type="string">00FF0000FF4000000200000000000000000000000000000000000000000000000000000000000000000000000000000000000000000000000000000000000000</meta:user-defined>
    <meta:user-defined meta:name="BookMarkInfo75" meta:value-type="string">00FF0000FF4300000200000000000000000000000000000000000000000000000000000000000000000000000000000000000000000000000000000000000000</meta:user-defined>
    <meta:user-defined meta:name="BookMarkInfo76" meta:value-type="string">00FF0000FF4400000200000000000000000000000000000000000000000000000000000000000000000000000000000000000000000000000000000000000000</meta:user-defined>
    <meta:user-defined meta:name="BookMarkInfo77" meta:value-type="string">00FF0000FF4500000200000000000000000000000000000000000000000000000000000000000000000000000000000000000000000000000000000000000000</meta:user-defined>
    <meta:user-defined meta:name="BookMarkInfo78" meta:value-type="string">00FF0000FF4700000200000000000000000000000000000000000000000000000000000000000000000000000000000000000000000000000000000000000000</meta:user-defined>
    <meta:user-defined meta:name="BookMarkInfo8" meta:value-type="string">00FF0000FF0800000100000000000000000000000000000000000000000000000000000000000000000000000000000000000000000000000000000000000000</meta:user-defined>
    <meta:user-defined meta:name="BookMarkInfo9" meta:value-type="string">00FF0000FF0A00000100000000000000000000000000000000000000000000000000000000000000000000000000000000000000000000000000000000000000</meta:user-defined>
    <meta:user-defined meta:name="BookMarkLabel1" meta:value-type="string">Dokumenttyp</meta:user-defined>
    <meta:user-defined meta:name="BookMarkLabel10" meta:value-type="string">Lånenummer</meta:user-defined>
    <meta:user-defined meta:name="BookMarkLabel11" meta:value-type="string">Ärende</meta:user-defined>
    <meta:user-defined meta:name="BookMarkLabel12" meta:value-type="string">Fastighet</meta:user-defined>
    <meta:user-defined meta:name="BookMarkLabel13" meta:value-type="string">Anbudsnummer</meta:user-defined>
    <meta:user-defined meta:name="BookMarkLabel14" meta:value-type="string">Offertnummer</meta:user-defined>
    <meta:user-defined meta:name="BookMarkLabel15" meta:value-type="string">Offertdatum</meta:user-defined>
    <meta:user-defined meta:name="BookMarkLabel16" meta:value-type="string">Avsnitt</meta:user-defined>
    <meta:user-defined meta:name="BookMarkLabel17" meta:value-type="string">Beställningsnr</meta:user-defined>
    <meta:user-defined meta:name="BookMarkLabel18" meta:value-type="string">Granskad av</meta:user-defined>
    <meta:user-defined meta:name="BookMarkLabel19" meta:value-type="string">Artikel</meta:user-defined>
    <meta:user-defined meta:name="BookMarkLabel2" meta:value-type="string">Artikellista</meta:user-defined>
    <meta:user-defined meta:name="BookMarkLabel20" meta:value-type="string">Ordernummer</meta:user-defined>
    <meta:user-defined meta:name="BookMarkLabel21" meta:value-type="string">Produkt</meta:user-defined>
    <meta:user-defined meta:name="BookMarkLabel22" meta:value-type="string">Orderdatum</meta:user-defined>
    <meta:user-defined meta:name="BookMarkLabel23" meta:value-type="string">Mötes med</meta:user-defined>
    <meta:user-defined meta:name="BookMarkLabel24" meta:value-type="string">Justeras</meta:user-defined>
    <meta:user-defined meta:name="BookMarkLabel25" meta:value-type="string">Projekt nr</meta:user-defined>
    <meta:user-defined meta:name="BookMarkLabel26" meta:value-type="string">Deltagare</meta:user-defined>
    <meta:user-defined meta:name="BookMarkLabel27" meta:value-type="string">Projekt</meta:user-defined>
    <meta:user-defined meta:name="BookMarkLabel28" meta:value-type="string">Projekt- Affärsansv</meta:user-defined>
    <meta:user-defined meta:name="BookMarkLabel29" meta:value-type="string">Startdatum</meta:user-defined>
    <meta:user-defined meta:name="BookMarkLabel3" meta:value-type="string">Grankare</meta:user-defined>
    <meta:user-defined meta:name="BookMarkLabel30" meta:value-type="string">Akt</meta:user-defined>
    <meta:user-defined meta:name="BookMarkLabel31" meta:value-type="string">Anläggning</meta:user-defined>
    <meta:user-defined meta:name="BookMarkLabel32" meta:value-type="string">Antal timmar</meta:user-defined>
    <meta:user-defined meta:name="BookMarkLabel33" meta:value-type="string">Ärendemening</meta:user-defined>
    <meta:user-defined meta:name="BookMarkLabel34" meta:value-type="string">Enhet</meta:user-defined>
    <meta:user-defined meta:name="BookMarkLabel35" meta:value-type="string">Kundnummer</meta:user-defined>
    <meta:user-defined meta:name="BookMarkLabel36" meta:value-type="string">Dokumenttyp</meta:user-defined>
    <meta:user-defined meta:name="BookMarkLabel37" meta:value-type="string">Mottagares Datum</meta:user-defined>
    <meta:user-defined meta:name="BookMarkLabel38" meta:value-type="string">Beslutsdatum</meta:user-defined>
    <meta:user-defined meta:name="BookMarkLabel39" meta:value-type="string">Beslutsfattare</meta:user-defined>
    <meta:user-defined meta:name="BookMarkLabel4" meta:value-type="string">Dokumenttyp</meta:user-defined>
    <meta:user-defined meta:name="BookMarkLabel40" meta:value-type="string">Förhinder</meta:user-defined>
    <meta:user-defined meta:name="BookMarkLabel41" meta:value-type="string">Beslutsfattarens titel</meta:user-defined>
    <meta:user-defined meta:name="BookMarkLabel42" meta:value-type="string">Starttid möte</meta:user-defined>
    <meta:user-defined meta:name="BookMarkLabel43" meta:value-type="string">Sluttid möte</meta:user-defined>
    <meta:user-defined meta:name="BookMarkLabel44" meta:value-type="string">Plats</meta:user-defined>
    <meta:user-defined meta:name="BookMarkLabel45" meta:value-type="string">Org. Nr.</meta:user-defined>
    <meta:user-defined meta:name="BookMarkLabel46" meta:value-type="string">Land</meta:user-defined>
    <meta:user-defined meta:name="BookMarkLabel47" meta:value-type="string">Godkänd</meta:user-defined>
    <meta:user-defined meta:name="BookMarkLabel48" meta:value-type="string">Kopia</meta:user-defined>
    <meta:user-defined meta:name="BookMarkLabel49" meta:value-type="string">Mötesdatum</meta:user-defined>
    <meta:user-defined meta:name="BookMarkLabel5" meta:value-type="string">Ansvarig</meta:user-defined>
    <meta:user-defined meta:name="BookMarkLabel50" meta:value-type="string">Antal sidor</meta:user-defined>
    <meta:user-defined meta:name="BookMarkLabel51" meta:value-type="string">Bilaga NR</meta:user-defined>
    <meta:user-defined meta:name="BookMarkLabel52" meta:value-type="string">Specialbilaga B-försök</meta:user-defined>
    <meta:user-defined meta:name="BookMarkLabel53" meta:value-type="string">Specialbilaga C-försök</meta:user-defined>
    <meta:user-defined meta:name="BookMarkLabel54" meta:value-type="string">LevAdress</meta:user-defined>
    <meta:user-defined meta:name="BookMarkLabel55" meta:value-type="string">LevBesöksadr.</meta:user-defined>
    <meta:user-defined meta:name="BookMarkLabel56" meta:value-type="string">LevPostnr Ort</meta:user-defined>
    <meta:user-defined meta:name="BookMarkLabel57" meta:value-type="string">Personnummer</meta:user-defined>
    <meta:user-defined meta:name="BookMarkLabel58" meta:value-type="string">Chef</meta:user-defined>
    <meta:user-defined meta:name="BookMarkLabel59" meta:value-type="string">Arbetsledare</meta:user-defined>
    <meta:user-defined meta:name="BookMarkLabel6" meta:value-type="string">Diarienr</meta:user-defined>
    <meta:user-defined meta:name="BookMarkLabel60" meta:value-type="string">Kalkylator</meta:user-defined>
    <meta:user-defined meta:name="BookMarkLabel61" meta:value-type="string">Montör</meta:user-defined>
    <meta:user-defined meta:name="BookMarkLabel62" meta:value-type="string">alt1</meta:user-defined>
    <meta:user-defined meta:name="BookMarkLabel63" meta:value-type="string">Kontaktperson</meta:user-defined>
    <meta:user-defined meta:name="BookMarkLabel64" meta:value-type="string">Företagsnamn</meta:user-defined>
    <meta:user-defined meta:name="BookMarkLabel65" meta:value-type="string">Mottagare</meta:user-defined>
    <meta:user-defined meta:name="BookMarkLabel66" meta:value-type="string">Avdelning</meta:user-defined>
    <meta:user-defined meta:name="BookMarkLabel67" meta:value-type="string">Postadress</meta:user-defined>
    <meta:user-defined meta:name="BookMarkLabel68" meta:value-type="string">Postnr Ort</meta:user-defined>
    <meta:user-defined meta:name="BookMarkLabel69" meta:value-type="string">Ort</meta:user-defined>
    <meta:user-defined meta:name="BookMarkLabel7" meta:value-type="string">Datum</meta:user-defined>
    <meta:user-defined meta:name="BookMarkLabel70" meta:value-type="string">Postnr</meta:user-defined>
    <meta:user-defined meta:name="BookMarkLabel71" meta:value-type="string">E-post</meta:user-defined>
    <meta:user-defined meta:name="BookMarkLabel72" meta:value-type="string">Organisationsnr</meta:user-defined>
    <meta:user-defined meta:name="BookMarkLabel73" meta:value-type="string">ForetagTelefon</meta:user-defined>
    <meta:user-defined meta:name="BookMarkLabel74" meta:value-type="string">Direkttelefon</meta:user-defined>
    <meta:user-defined meta:name="BookMarkLabel75" meta:value-type="string">Mobiltelefon</meta:user-defined>
    <meta:user-defined meta:name="BookMarkLabel76" meta:value-type="string">Faxnummer</meta:user-defined>
    <meta:user-defined meta:name="BookMarkLabel77" meta:value-type="string">Direktfax</meta:user-defined>
    <meta:user-defined meta:name="BookMarkLabel78" meta:value-type="string">Er Referens</meta:user-defined>
    <meta:user-defined meta:name="BookMarkLabel8" meta:value-type="string">Status</meta:user-defined>
    <meta:user-defined meta:name="BookMarkLabel9" meta:value-type="string">Leveranstid</meta:user-defined>
    <meta:user-defined meta:name="BookMarkName1" meta:value-type="string">DocType</meta:user-defined>
    <meta:user-defined meta:name="BookMarkName10" meta:value-type="string">Lånenummer</meta:user-defined>
    <meta:user-defined meta:name="BookMarkName11" meta:value-type="string">Ärende</meta:user-defined>
    <meta:user-defined meta:name="BookMarkName12" meta:value-type="string">Fastighet</meta:user-defined>
    <meta:user-defined meta:name="BookMarkName13" meta:value-type="string">Anbudsnummer</meta:user-defined>
    <meta:user-defined meta:name="BookMarkName14" meta:value-type="string">Offertnummer</meta:user-defined>
    <meta:user-defined meta:name="BookMarkName15" meta:value-type="string">Offertdatum</meta:user-defined>
    <meta:user-defined meta:name="BookMarkName16" meta:value-type="string">Avsnitt</meta:user-defined>
    <meta:user-defined meta:name="BookMarkName17" meta:value-type="string">Beställningsnr</meta:user-defined>
    <meta:user-defined meta:name="BookMarkName18" meta:value-type="string">Grankadav</meta:user-defined>
    <meta:user-defined meta:name="BookMarkName19" meta:value-type="string">Artikel</meta:user-defined>
    <meta:user-defined meta:name="BookMarkName2" meta:value-type="string">Artikellista</meta:user-defined>
    <meta:user-defined meta:name="BookMarkName20" meta:value-type="string">Ordernummer</meta:user-defined>
    <meta:user-defined meta:name="BookMarkName21" meta:value-type="string">Produkt</meta:user-defined>
    <meta:user-defined meta:name="BookMarkName22" meta:value-type="string">Orderdatum</meta:user-defined>
    <meta:user-defined meta:name="BookMarkName23" meta:value-type="string">Forum</meta:user-defined>
    <meta:user-defined meta:name="BookMarkName24" meta:value-type="string">Justeras</meta:user-defined>
    <meta:user-defined meta:name="BookMarkName25" meta:value-type="string">ProjektNummer</meta:user-defined>
    <meta:user-defined meta:name="BookMarkName26" meta:value-type="string">Deltagare</meta:user-defined>
    <meta:user-defined meta:name="BookMarkName27" meta:value-type="string">Projekt</meta:user-defined>
    <meta:user-defined meta:name="BookMarkName28" meta:value-type="string">Projekt_Affärsansvarig</meta:user-defined>
    <meta:user-defined meta:name="BookMarkName29" meta:value-type="string">Startdatum</meta:user-defined>
    <meta:user-defined meta:name="BookMarkName3" meta:value-type="string">Granskare</meta:user-defined>
    <meta:user-defined meta:name="BookMarkName30" meta:value-type="string">Akt</meta:user-defined>
    <meta:user-defined meta:name="BookMarkName31" meta:value-type="string">Anlaggning</meta:user-defined>
    <meta:user-defined meta:name="BookMarkName32" meta:value-type="string">AntalTimmar</meta:user-defined>
    <meta:user-defined meta:name="BookMarkName33" meta:value-type="string">Ärendemening</meta:user-defined>
    <meta:user-defined meta:name="BookMarkName34" meta:value-type="string">Enhet</meta:user-defined>
    <meta:user-defined meta:name="BookMarkName35" meta:value-type="string">Kundnummer</meta:user-defined>
    <meta:user-defined meta:name="BookMarkName36" meta:value-type="string">ValDokumenttyp</meta:user-defined>
    <meta:user-defined meta:name="BookMarkName37" meta:value-type="string">MottagaresDatum</meta:user-defined>
    <meta:user-defined meta:name="BookMarkName38" meta:value-type="string">Beslutsdatum</meta:user-defined>
    <meta:user-defined meta:name="BookMarkName39" meta:value-type="string">Beslutsfattare</meta:user-defined>
    <meta:user-defined meta:name="BookMarkName4" meta:value-type="string">Dokumenttyp</meta:user-defined>
    <meta:user-defined meta:name="BookMarkName40" meta:value-type="string">Förhinder</meta:user-defined>
    <meta:user-defined meta:name="BookMarkName41" meta:value-type="string">BeslutsfattareTitel</meta:user-defined>
    <meta:user-defined meta:name="BookMarkName42" meta:value-type="string">Starttidmote</meta:user-defined>
    <meta:user-defined meta:name="BookMarkName43" meta:value-type="string">Sluttidmote</meta:user-defined>
    <meta:user-defined meta:name="BookMarkName44" meta:value-type="string">Plats</meta:user-defined>
    <meta:user-defined meta:name="BookMarkName45" meta:value-type="string">OrgNr</meta:user-defined>
    <meta:user-defined meta:name="BookMarkName46" meta:value-type="string">Land</meta:user-defined>
    <meta:user-defined meta:name="BookMarkName47" meta:value-type="string">Godkänd</meta:user-defined>
    <meta:user-defined meta:name="BookMarkName48" meta:value-type="string">Kopia</meta:user-defined>
    <meta:user-defined meta:name="BookMarkName49" meta:value-type="string">Mötesdatum</meta:user-defined>
    <meta:user-defined meta:name="BookMarkName5" meta:value-type="string">Ansvarig</meta:user-defined>
    <meta:user-defined meta:name="BookMarkName50" meta:value-type="string">AntalSidor</meta:user-defined>
    <meta:user-defined meta:name="BookMarkName51" meta:value-type="string">BilagaNr</meta:user-defined>
    <meta:user-defined meta:name="BookMarkName52" meta:value-type="string">SpecialbilagaB</meta:user-defined>
    <meta:user-defined meta:name="BookMarkName53" meta:value-type="string">SpecialbilagaC</meta:user-defined>
    <meta:user-defined meta:name="BookMarkName54" meta:value-type="string">LevAdrAdress</meta:user-defined>
    <meta:user-defined meta:name="BookMarkName55" meta:value-type="string">LevAdrBesok</meta:user-defined>
    <meta:user-defined meta:name="BookMarkName56" meta:value-type="string">LevAdrPostnrOrt</meta:user-defined>
    <meta:user-defined meta:name="BookMarkName57" meta:value-type="string">Personnummer</meta:user-defined>
    <meta:user-defined meta:name="BookMarkName58" meta:value-type="string">Chef</meta:user-defined>
    <meta:user-defined meta:name="BookMarkName59" meta:value-type="string">Arbetsledare</meta:user-defined>
    <meta:user-defined meta:name="BookMarkName6" meta:value-type="string">Diarienr</meta:user-defined>
    <meta:user-defined meta:name="BookMarkName60" meta:value-type="string">Kalkylator</meta:user-defined>
    <meta:user-defined meta:name="BookMarkName61" meta:value-type="string">Montör</meta:user-defined>
    <meta:user-defined meta:name="BookMarkName62" meta:value-type="string">Alt1</meta:user-defined>
    <meta:user-defined meta:name="BookMarkName63" meta:value-type="string">Kontaktperson</meta:user-defined>
    <meta:user-defined meta:name="BookMarkName64" meta:value-type="string">Foretagsnamn</meta:user-defined>
    <meta:user-defined meta:name="BookMarkName65" meta:value-type="string">Mottagare</meta:user-defined>
    <meta:user-defined meta:name="BookMarkName66" meta:value-type="string">Avdelning</meta:user-defined>
    <meta:user-defined meta:name="BookMarkName67" meta:value-type="string">Postadress</meta:user-defined>
    <meta:user-defined meta:name="BookMarkName68" meta:value-type="string">Postnr_Ort</meta:user-defined>
    <meta:user-defined meta:name="BookMarkName69" meta:value-type="string">Ort</meta:user-defined>
    <meta:user-defined meta:name="BookMarkName7" meta:value-type="string">Datumdialog</meta:user-defined>
    <meta:user-defined meta:name="BookMarkName70" meta:value-type="string">Postnr</meta:user-defined>
    <meta:user-defined meta:name="BookMarkName71" meta:value-type="string">E_post</meta:user-defined>
    <meta:user-defined meta:name="BookMarkName72" meta:value-type="string">Organisationsnummer</meta:user-defined>
    <meta:user-defined meta:name="BookMarkName73" meta:value-type="string">FTGTelefon</meta:user-defined>
    <meta:user-defined meta:name="BookMarkName74" meta:value-type="string">Telefonnummer</meta:user-defined>
    <meta:user-defined meta:name="BookMarkName75" meta:value-type="string">Mobiltelefon</meta:user-defined>
    <meta:user-defined meta:name="BookMarkName76" meta:value-type="string">Faxnummer</meta:user-defined>
    <meta:user-defined meta:name="BookMarkName77" meta:value-type="string">DirektFaxnummer</meta:user-defined>
    <meta:user-defined meta:name="BookMarkName78" meta:value-type="string">Er_Referens</meta:user-defined>
    <meta:user-defined meta:name="BookMarkName8" meta:value-type="string">Status</meta:user-defined>
    <meta:user-defined meta:name="BookMarkName9" meta:value-type="string">Leveransdatum</meta:user-defined>
    <meta:user-defined meta:name="BookMarkOrdnr1" meta:value-type="string">1001000</meta:user-defined>
    <meta:user-defined meta:name="BookMarkOrdnr10" meta:value-type="string">1030000</meta:user-defined>
    <meta:user-defined meta:name="BookMarkOrdnr11" meta:value-type="string">1030000</meta:user-defined>
    <meta:user-defined meta:name="BookMarkOrdnr12" meta:value-type="string">1033000</meta:user-defined>
    <meta:user-defined meta:name="BookMarkOrdnr13" meta:value-type="string">1035000</meta:user-defined>
    <meta:user-defined meta:name="BookMarkOrdnr14" meta:value-type="string">1036000</meta:user-defined>
    <meta:user-defined meta:name="BookMarkOrdnr15" meta:value-type="string">1037000</meta:user-defined>
    <meta:user-defined meta:name="BookMarkOrdnr16" meta:value-type="string">1038000</meta:user-defined>
    <meta:user-defined meta:name="BookMarkOrdnr17" meta:value-type="string">1038000</meta:user-defined>
    <meta:user-defined meta:name="BookMarkOrdnr18" meta:value-type="string">1039000</meta:user-defined>
    <meta:user-defined meta:name="BookMarkOrdnr19" meta:value-type="string">1039000</meta:user-defined>
    <meta:user-defined meta:name="BookMarkOrdnr2" meta:value-type="string">1003000</meta:user-defined>
    <meta:user-defined meta:name="BookMarkOrdnr20" meta:value-type="string">1040000</meta:user-defined>
    <meta:user-defined meta:name="BookMarkOrdnr21" meta:value-type="string">1040000</meta:user-defined>
    <meta:user-defined meta:name="BookMarkOrdnr22" meta:value-type="string">1041000</meta:user-defined>
    <meta:user-defined meta:name="BookMarkOrdnr23" meta:value-type="string">1042000</meta:user-defined>
    <meta:user-defined meta:name="BookMarkOrdnr24" meta:value-type="string">1043000</meta:user-defined>
    <meta:user-defined meta:name="BookMarkOrdnr25" meta:value-type="string">1043000</meta:user-defined>
    <meta:user-defined meta:name="BookMarkOrdnr26" meta:value-type="string">1044000</meta:user-defined>
    <meta:user-defined meta:name="BookMarkOrdnr27" meta:value-type="string">1045000</meta:user-defined>
    <meta:user-defined meta:name="BookMarkOrdnr28" meta:value-type="string">1046000</meta:user-defined>
    <meta:user-defined meta:name="BookMarkOrdnr29" meta:value-type="string">1047000</meta:user-defined>
    <meta:user-defined meta:name="BookMarkOrdnr3" meta:value-type="string">1004000</meta:user-defined>
    <meta:user-defined meta:name="BookMarkOrdnr30" meta:value-type="string">1050000</meta:user-defined>
    <meta:user-defined meta:name="BookMarkOrdnr31" meta:value-type="string">1055000</meta:user-defined>
    <meta:user-defined meta:name="BookMarkOrdnr32" meta:value-type="string">1060000</meta:user-defined>
    <meta:user-defined meta:name="BookMarkOrdnr33" meta:value-type="string">1065000</meta:user-defined>
    <meta:user-defined meta:name="BookMarkOrdnr34" meta:value-type="string">1069000</meta:user-defined>
    <meta:user-defined meta:name="BookMarkOrdnr35" meta:value-type="string">1070000</meta:user-defined>
    <meta:user-defined meta:name="BookMarkOrdnr36" meta:value-type="string">1071000</meta:user-defined>
    <meta:user-defined meta:name="BookMarkOrdnr37" meta:value-type="string">1073000</meta:user-defined>
    <meta:user-defined meta:name="BookMarkOrdnr38" meta:value-type="string">1075000</meta:user-defined>
    <meta:user-defined meta:name="BookMarkOrdnr39" meta:value-type="string">1080000</meta:user-defined>
    <meta:user-defined meta:name="BookMarkOrdnr4" meta:value-type="string">1005000</meta:user-defined>
    <meta:user-defined meta:name="BookMarkOrdnr40" meta:value-type="string">1081000</meta:user-defined>
    <meta:user-defined meta:name="BookMarkOrdnr41" meta:value-type="string">1081000</meta:user-defined>
    <meta:user-defined meta:name="BookMarkOrdnr42" meta:value-type="string">1082000</meta:user-defined>
    <meta:user-defined meta:name="BookMarkOrdnr43" meta:value-type="string">1083000</meta:user-defined>
    <meta:user-defined meta:name="BookMarkOrdnr44" meta:value-type="string">1084000</meta:user-defined>
    <meta:user-defined meta:name="BookMarkOrdnr45" meta:value-type="string">1085000</meta:user-defined>
    <meta:user-defined meta:name="BookMarkOrdnr46" meta:value-type="string">1087000</meta:user-defined>
    <meta:user-defined meta:name="BookMarkOrdnr47" meta:value-type="string">1089000</meta:user-defined>
    <meta:user-defined meta:name="BookMarkOrdnr48" meta:value-type="string">1090000</meta:user-defined>
    <meta:user-defined meta:name="BookMarkOrdnr49" meta:value-type="string">1091000</meta:user-defined>
    <meta:user-defined meta:name="BookMarkOrdnr5" meta:value-type="string">1006000</meta:user-defined>
    <meta:user-defined meta:name="BookMarkOrdnr50" meta:value-type="string">1091000</meta:user-defined>
    <meta:user-defined meta:name="BookMarkOrdnr51" meta:value-type="string">1092000</meta:user-defined>
    <meta:user-defined meta:name="BookMarkOrdnr52" meta:value-type="string">1095000</meta:user-defined>
    <meta:user-defined meta:name="BookMarkOrdnr53" meta:value-type="string">1100000</meta:user-defined>
    <meta:user-defined meta:name="BookMarkOrdnr54" meta:value-type="string">1110000</meta:user-defined>
    <meta:user-defined meta:name="BookMarkOrdnr55" meta:value-type="string">1115000</meta:user-defined>
    <meta:user-defined meta:name="BookMarkOrdnr56" meta:value-type="string">1120000</meta:user-defined>
    <meta:user-defined meta:name="BookMarkOrdnr57" meta:value-type="string">1120000</meta:user-defined>
    <meta:user-defined meta:name="BookMarkOrdnr58" meta:value-type="string">1125000</meta:user-defined>
    <meta:user-defined meta:name="BookMarkOrdnr59" meta:value-type="string">1130000</meta:user-defined>
    <meta:user-defined meta:name="BookMarkOrdnr6" meta:value-type="string">1006000</meta:user-defined>
    <meta:user-defined meta:name="BookMarkOrdnr60" meta:value-type="string">1135000</meta:user-defined>
    <meta:user-defined meta:name="BookMarkOrdnr61" meta:value-type="string">1140000</meta:user-defined>
    <meta:user-defined meta:name="BookMarkOrdnr62" meta:value-type="string">1155000</meta:user-defined>
    <meta:user-defined meta:name="BookMarkOrdnr63" meta:value-type="string">2050000</meta:user-defined>
    <meta:user-defined meta:name="BookMarkOrdnr64" meta:value-type="string">2053000</meta:user-defined>
    <meta:user-defined meta:name="BookMarkOrdnr65" meta:value-type="string">2054000</meta:user-defined>
    <meta:user-defined meta:name="BookMarkOrdnr66" meta:value-type="string">2055000</meta:user-defined>
    <meta:user-defined meta:name="BookMarkOrdnr67" meta:value-type="string">2057000</meta:user-defined>
    <meta:user-defined meta:name="BookMarkOrdnr68" meta:value-type="string">2059000</meta:user-defined>
    <meta:user-defined meta:name="BookMarkOrdnr69" meta:value-type="string">2060000</meta:user-defined>
    <meta:user-defined meta:name="BookMarkOrdnr7" meta:value-type="string">1007000</meta:user-defined>
    <meta:user-defined meta:name="BookMarkOrdnr70" meta:value-type="string">2060000</meta:user-defined>
    <meta:user-defined meta:name="BookMarkOrdnr71" meta:value-type="string">2061000</meta:user-defined>
    <meta:user-defined meta:name="BookMarkOrdnr72" meta:value-type="string">2062000</meta:user-defined>
    <meta:user-defined meta:name="BookMarkOrdnr73" meta:value-type="string">2063000</meta:user-defined>
    <meta:user-defined meta:name="BookMarkOrdnr74" meta:value-type="string">2064000</meta:user-defined>
    <meta:user-defined meta:name="BookMarkOrdnr75" meta:value-type="string">2067000</meta:user-defined>
    <meta:user-defined meta:name="BookMarkOrdnr76" meta:value-type="string">2068000</meta:user-defined>
    <meta:user-defined meta:name="BookMarkOrdnr77" meta:value-type="string">2069000</meta:user-defined>
    <meta:user-defined meta:name="BookMarkOrdnr78" meta:value-type="string">2071000</meta:user-defined>
    <meta:user-defined meta:name="BookMarkOrdnr8" meta:value-type="string">1008000</meta:user-defined>
    <meta:user-defined meta:name="BookMarkOrdnr9" meta:value-type="string">1010000</meta:user-defined>
    <meta:user-defined meta:name="BookMarkValue1" meta:value-type="string">&lt;&lt;NULL&gt;&gt;</meta:user-defined>
    <meta:user-defined meta:name="BookMarkValue10" meta:value-type="string">&lt;&lt;NULL&gt;&gt;</meta:user-defined>
    <meta:user-defined meta:name="BookMarkValue11" meta:value-type="string">&lt;&lt;NULL&gt;&gt;</meta:user-defined>
    <meta:user-defined meta:name="BookMarkValue12" meta:value-type="string">&lt;&lt;NULL&gt;&gt;</meta:user-defined>
    <meta:user-defined meta:name="BookMarkValue13" meta:value-type="string">&lt;&lt;NULL&gt;&gt;</meta:user-defined>
    <meta:user-defined meta:name="BookMarkValue14" meta:value-type="string">&lt;&lt;NULL&gt;&gt;</meta:user-defined>
    <meta:user-defined meta:name="BookMarkValue15" meta:value-type="string">&lt;&lt;NULL&gt;&gt;</meta:user-defined>
    <meta:user-defined meta:name="BookMarkValue16" meta:value-type="string">&lt;&lt;NULL&gt;&gt;</meta:user-defined>
    <meta:user-defined meta:name="BookMarkValue17" meta:value-type="string">&lt;&lt;NULL&gt;&gt;</meta:user-defined>
    <meta:user-defined meta:name="BookMarkValue18" meta:value-type="string">&lt;&lt;NULL&gt;&gt;</meta:user-defined>
    <meta:user-defined meta:name="BookMarkValue19" meta:value-type="string">&lt;&lt;NULL&gt;&gt;</meta:user-defined>
    <meta:user-defined meta:name="BookMarkValue2" meta:value-type="string">&lt;&lt;NULL&gt;&gt;</meta:user-defined>
    <meta:user-defined meta:name="BookMarkValue20" meta:value-type="string">&lt;&lt;NULL&gt;&gt;</meta:user-defined>
    <meta:user-defined meta:name="BookMarkValue21" meta:value-type="string">&lt;&lt;NULL&gt;&gt;</meta:user-defined>
    <meta:user-defined meta:name="BookMarkValue22" meta:value-type="string">&lt;&lt;NULL&gt;&gt;</meta:user-defined>
    <meta:user-defined meta:name="BookMarkValue23" meta:value-type="string">&lt;&lt;NULL&gt;&gt;</meta:user-defined>
    <meta:user-defined meta:name="BookMarkValue24" meta:value-type="string">&lt;&lt;NULL&gt;&gt;</meta:user-defined>
    <meta:user-defined meta:name="BookMarkValue25" meta:value-type="string">&lt;&lt;NULL&gt;&gt;</meta:user-defined>
    <meta:user-defined meta:name="BookMarkValue26" meta:value-type="string">&lt;&lt;NULL&gt;&gt;</meta:user-defined>
    <meta:user-defined meta:name="BookMarkValue27" meta:value-type="string">&lt;&lt;NULL&gt;&gt;</meta:user-defined>
    <meta:user-defined meta:name="BookMarkValue28" meta:value-type="string">&lt;&lt;NULL&gt;&gt;</meta:user-defined>
    <meta:user-defined meta:name="BookMarkValue29" meta:value-type="string">&lt;&lt;NULL&gt;&gt;</meta:user-defined>
    <meta:user-defined meta:name="BookMarkValue3" meta:value-type="string">&lt;&lt;NULL&gt;&gt;</meta:user-defined>
    <meta:user-defined meta:name="BookMarkValue30" meta:value-type="string">&lt;&lt;NULL&gt;&gt;</meta:user-defined>
    <meta:user-defined meta:name="BookMarkValue31" meta:value-type="string">&lt;&lt;NULL&gt;&gt;</meta:user-defined>
    <meta:user-defined meta:name="BookMarkValue32" meta:value-type="string">&lt;&lt;NULL&gt;&gt;</meta:user-defined>
    <meta:user-defined meta:name="BookMarkValue33" meta:value-type="string">&lt;&lt;NULL&gt;&gt;</meta:user-defined>
    <meta:user-defined meta:name="BookMarkValue34" meta:value-type="string">&lt;&lt;NULL&gt;&gt;</meta:user-defined>
    <meta:user-defined meta:name="BookMarkValue35" meta:value-type="string">&lt;&lt;NULL&gt;&gt;</meta:user-defined>
    <meta:user-defined meta:name="BookMarkValue36" meta:value-type="string">&lt;&lt;NULL&gt;&gt;</meta:user-defined>
    <meta:user-defined meta:name="BookMarkValue37" meta:value-type="string">&lt;&lt;NULL&gt;&gt;</meta:user-defined>
    <meta:user-defined meta:name="BookMarkValue38" meta:value-type="string">&lt;&lt;NULL&gt;&gt;</meta:user-defined>
    <meta:user-defined meta:name="BookMarkValue39" meta:value-type="string">&lt;&lt;NULL&gt;&gt;</meta:user-defined>
    <meta:user-defined meta:name="BookMarkValue4" meta:value-type="string">&lt;&lt;NULL&gt;&gt;</meta:user-defined>
    <meta:user-defined meta:name="BookMarkValue40" meta:value-type="string">&lt;&lt;NULL&gt;&gt;</meta:user-defined>
    <meta:user-defined meta:name="BookMarkValue41" meta:value-type="string">&lt;&lt;NULL&gt;&gt;</meta:user-defined>
    <meta:user-defined meta:name="BookMarkValue42" meta:value-type="string">&lt;&lt;NULL&gt;&gt;</meta:user-defined>
    <meta:user-defined meta:name="BookMarkValue43" meta:value-type="string">&lt;&lt;NULL&gt;&gt;</meta:user-defined>
    <meta:user-defined meta:name="BookMarkValue44" meta:value-type="string">&lt;&lt;NULL&gt;&gt;</meta:user-defined>
    <meta:user-defined meta:name="BookMarkValue45" meta:value-type="string">&lt;&lt;NULL&gt;&gt;</meta:user-defined>
    <meta:user-defined meta:name="BookMarkValue46" meta:value-type="string">&lt;&lt;NULL&gt;&gt;</meta:user-defined>
    <meta:user-defined meta:name="BookMarkValue47" meta:value-type="string">&lt;&lt;NULL&gt;&gt;</meta:user-defined>
    <meta:user-defined meta:name="BookMarkValue48" meta:value-type="string">&lt;&lt;NULL&gt;&gt;</meta:user-defined>
    <meta:user-defined meta:name="BookMarkValue49" meta:value-type="string">&lt;&lt;NULL&gt;&gt;</meta:user-defined>
    <meta:user-defined meta:name="BookMarkValue5" meta:value-type="string">&lt;&lt;NULL&gt;&gt;</meta:user-defined>
    <meta:user-defined meta:name="BookMarkValue50" meta:value-type="string">&lt;&lt;NULL&gt;&gt;</meta:user-defined>
    <meta:user-defined meta:name="BookMarkValue51" meta:value-type="string">&lt;&lt;NULL&gt;&gt;</meta:user-defined>
    <meta:user-defined meta:name="BookMarkValue52" meta:value-type="string">&lt;&lt;NULL&gt;&gt;</meta:user-defined>
    <meta:user-defined meta:name="BookMarkValue53" meta:value-type="string">&lt;&lt;NULL&gt;&gt;</meta:user-defined>
    <meta:user-defined meta:name="BookMarkValue54" meta:value-type="string">&lt;&lt;NULL&gt;&gt;</meta:user-defined>
    <meta:user-defined meta:name="BookMarkValue55" meta:value-type="string">&lt;&lt;NULL&gt;&gt;</meta:user-defined>
    <meta:user-defined meta:name="BookMarkValue56" meta:value-type="string">&lt;&lt;NULL&gt;&gt;</meta:user-defined>
    <meta:user-defined meta:name="BookMarkValue57" meta:value-type="string">&lt;&lt;NULL&gt;&gt;</meta:user-defined>
    <meta:user-defined meta:name="BookMarkValue58" meta:value-type="string">&lt;&lt;NULL&gt;&gt;</meta:user-defined>
    <meta:user-defined meta:name="BookMarkValue59" meta:value-type="string">&lt;&lt;NULL&gt;&gt;</meta:user-defined>
    <meta:user-defined meta:name="BookMarkValue6" meta:value-type="string">xx-xx-xxxx</meta:user-defined>
    <meta:user-defined meta:name="BookMarkValue60" meta:value-type="string">&lt;&lt;NULL&gt;&gt;</meta:user-defined>
    <meta:user-defined meta:name="BookMarkValue61" meta:value-type="string">&lt;&lt;NULL&gt;&gt;</meta:user-defined>
    <meta:user-defined meta:name="BookMarkValue62" meta:value-type="string">&lt;&lt;NULL&gt;&gt;</meta:user-defined>
    <meta:user-defined meta:name="BookMarkValue63" meta:value-type="string">&lt;&lt;NULL&gt;&gt;</meta:user-defined>
    <meta:user-defined meta:name="BookMarkValue64" meta:value-type="string">&lt;&lt;NULL&gt;&gt;</meta:user-defined>
    <meta:user-defined meta:name="BookMarkValue65" meta:value-type="string">&lt;&lt;NULL&gt;&gt;</meta:user-defined>
    <meta:user-defined meta:name="BookMarkValue66" meta:value-type="string">&lt;&lt;NULL&gt;&gt;</meta:user-defined>
    <meta:user-defined meta:name="BookMarkValue67" meta:value-type="string">&lt;&lt;NULL&gt;&gt;</meta:user-defined>
    <meta:user-defined meta:name="BookMarkValue68" meta:value-type="string">&lt;&lt;NULL&gt;&gt;</meta:user-defined>
    <meta:user-defined meta:name="BookMarkValue69" meta:value-type="string">&lt;&lt;NULL&gt;&gt;</meta:user-defined>
    <meta:user-defined meta:name="BookMarkValue7" meta:value-type="string">2012-09-25</meta:user-defined>
    <meta:user-defined meta:name="BookMarkValue70" meta:value-type="string">&lt;&lt;NULL&gt;&gt;</meta:user-defined>
    <meta:user-defined meta:name="BookMarkValue71" meta:value-type="string">&lt;&lt;NULL&gt;&gt;</meta:user-defined>
    <meta:user-defined meta:name="BookMarkValue72" meta:value-type="string">&lt;&lt;NULL&gt;&gt;</meta:user-defined>
    <meta:user-defined meta:name="BookMarkValue73" meta:value-type="string">&lt;&lt;NULL&gt;&gt;</meta:user-defined>
    <meta:user-defined meta:name="BookMarkValue74" meta:value-type="string">&lt;&lt;NULL&gt;&gt;</meta:user-defined>
    <meta:user-defined meta:name="BookMarkValue75" meta:value-type="string">&lt;&lt;NULL&gt;&gt;</meta:user-defined>
    <meta:user-defined meta:name="BookMarkValue76" meta:value-type="string">&lt;&lt;NULL&gt;&gt;</meta:user-defined>
    <meta:user-defined meta:name="BookMarkValue77" meta:value-type="string">&lt;&lt;NULL&gt;&gt;</meta:user-defined>
    <meta:user-defined meta:name="BookMarkValue78" meta:value-type="string">&lt;&lt;NULL&gt;&gt;</meta:user-defined>
    <meta:user-defined meta:name="BookMarkValue8" meta:value-type="string">&lt;&lt;NULL&gt;&gt;</meta:user-defined>
    <meta:user-defined meta:name="BookMarkValue9" meta:value-type="string">&lt;&lt;NULL&gt;&gt;</meta:user-defined>
    <meta:user-defined meta:name="CaesarDialog" meta:value-type="string">No</meta:user-defined>
    <meta:user-defined meta:name="Dialog" meta:value-type="string">Yes</meta:user-defined>
    <meta:user-defined meta:name="DocumentSaved" meta:value-type="string">True</meta:user-defined>
    <meta:user-defined meta:name="LokHandlaggare" meta:value-type="string">Daniel Melin</meta:user-defined>
    <meta:user-defined meta:name="NoAddressBook" meta:value-type="string">True</meta:user-defined>
    <meta:user-defined meta:name="PDSCommVer" meta:value-type="string">3.2.28</meta:user-defined>
    <meta:user-defined meta:name="StartSecond" meta:value-type="string">True</meta:user-defined>
    <meta:user-defined meta:name="StorageCount" meta:value-type="string">0</meta:user-defined>
    <meta:user-defined meta:name="TemplateHelp" meta:value-type="string">Om du behöver ändra dialoguppgifter i ditt dokumet kan du använda knappen Dialog.

Vill du återanvända texter kan du spara dessa genom att markera text och sedan klicka på knappen Infoga text.
1. Markera en text.
2. Klicka på knappen infoga text.
3. Markera i val ny
4. Skriv ett namn för texten.
5. Klicka på Spar.

När du vill använda den sparade texten
1. Klicka på knappen Infoga text.
2. Markera i val infoga text.
4. Välj den text du vill lägga till.
3. Klicka på knappen infoga i dokumentet.</meta:user-defined>
    <meta:user-defined meta:name="UserDataCount" meta:value-type="string">44</meta:user-defined>
    <meta:user-defined meta:name="UserDataInfo1" meta:value-type="string">00000000000000000000000000000000000000000000000000000000000000000000000000000000000000000000000000000000000000000000000000000000</meta:user-defined>
    <meta:user-defined meta:name="UserDataInfo10" meta:value-type="string">00000000000000000000000000000000000000000000000000000000000000000000000000000000000000000000000000000000000000000000000000000000</meta:user-defined>
    <meta:user-defined meta:name="UserDataInfo11" meta:value-type="string">00000000000000000000000000000000000000000000000000000000000000000000000000000000000000000000000000000000000000000000000000000000</meta:user-defined>
    <meta:user-defined meta:name="UserDataInfo12" meta:value-type="string">00000000000000000000000000000000000000000000000000000000000000000000000000000000000000000000000000000000000000000000000000000000</meta:user-defined>
    <meta:user-defined meta:name="UserDataInfo13" meta:value-type="string">00000000000000000000000000000000000000000000000000000000000000000000000000000000000000000000000000000000000000000000000000000000</meta:user-defined>
    <meta:user-defined meta:name="UserDataInfo14" meta:value-type="string">00000000000000000000000000000000000000000000000000000000000000000000000000000000000000000000000000000000000000000000000000000000</meta:user-defined>
    <meta:user-defined meta:name="UserDataInfo15" meta:value-type="string">00000000000000000000000000000000000000000000000000000000000000000000000000000000000000000000000000000000000000000000000000000000</meta:user-defined>
    <meta:user-defined meta:name="UserDataInfo16" meta:value-type="string">00000000000000000000000000000000000000000000000000000000000000000000000000000000000000000000000000000000000000000000000000000000</meta:user-defined>
    <meta:user-defined meta:name="UserDataInfo17" meta:value-type="string">00000000000000000000000000000000000000000000000000000000000000000000000000000000000000000000000000000000000000000000000000000000</meta:user-defined>
    <meta:user-defined meta:name="UserDataInfo18" meta:value-type="string">00000000000000000000000000000000000000000000000000000000000000000000000000000000000000000000000000000000000000000000000000000000</meta:user-defined>
    <meta:user-defined meta:name="UserDataInfo19" meta:value-type="string">00000000000000000000000000000000000000000000000000000000000000000000000000000000000000000000000000000000000000000000000000000000</meta:user-defined>
    <meta:user-defined meta:name="UserDataInfo2" meta:value-type="string">00000000000000000000000000000000000000000000000000000000000000000000000000000000000000000000000000000000000000000000000000000000</meta:user-defined>
    <meta:user-defined meta:name="UserDataInfo20" meta:value-type="string">00000000000000000000000000000000000000000000000000000000000000000000000000000000000000000000000000000000000000000000000000000000</meta:user-defined>
    <meta:user-defined meta:name="UserDataInfo21" meta:value-type="string">00000000000000000000000000000000000000000000000000000000000000000000000000000000000000000000000000000000000000000000000000000000</meta:user-defined>
    <meta:user-defined meta:name="UserDataInfo22" meta:value-type="string">00000000000000000000000000000000000000000000000000000000000000000000000000000000000000000000000000000000000000000000000000000000</meta:user-defined>
    <meta:user-defined meta:name="UserDataInfo23" meta:value-type="string">00000000000000000000000000000000000000000000000000000000000000000000000000000000000000000000000000000000000000000000000000000000</meta:user-defined>
    <meta:user-defined meta:name="UserDataInfo24" meta:value-type="string">00000000000000000000000000000000000000000000000000000000000000000000000000000000000000000000000000000000000000000000000000000000</meta:user-defined>
    <meta:user-defined meta:name="UserDataInfo25" meta:value-type="string">00000000000000000000000000000000000000000000000000000000000000000000000000000000000000000000000000000000000000000000000000000000</meta:user-defined>
    <meta:user-defined meta:name="UserDataInfo26" meta:value-type="string">00000000000000000000000000000000000000000000000000000000000000000000000000000000000000000000000000000000000000000000000000000000</meta:user-defined>
    <meta:user-defined meta:name="UserDataInfo27" meta:value-type="string">00000000000000000000000000000000000000000000000000000000000000000000000000000000000000000000000000000000000000000000000000000000</meta:user-defined>
    <meta:user-defined meta:name="UserDataInfo28" meta:value-type="string">00000000000000000000000000000000000000000000000000000000000000000000000000000000000000000000000000000000000000000000000000000000</meta:user-defined>
    <meta:user-defined meta:name="UserDataInfo29" meta:value-type="string">00000000000000000000000000000000000000000000000000000000000000000000000000000000000000000000000000000000000000000000000000000000</meta:user-defined>
    <meta:user-defined meta:name="UserDataInfo3" meta:value-type="string">00000000000000000000000000000000000000000000000000000000000000000000000000000000000000000000000000000000000000000000000000000000</meta:user-defined>
    <meta:user-defined meta:name="UserDataInfo30" meta:value-type="string">00000000000000000000000000000000000000000000000000000000000000000000000000000000000000000000000000000000000000000000000000000000</meta:user-defined>
    <meta:user-defined meta:name="UserDataInfo31" meta:value-type="string">00000000000000000000000000000000000000000000000000000000000000000000000000000000000000000000000000000000000000000000000000000000</meta:user-defined>
    <meta:user-defined meta:name="UserDataInfo32" meta:value-type="string">00000000000000000000000000000000000000000000000000000000000000000000000000000000000000000000000000000000000000000000000000000000</meta:user-defined>
    <meta:user-defined meta:name="UserDataInfo33" meta:value-type="string">00000000000000000000000000000000000000000000000000000000000000000000000000000000000000000000000000000000000000000000000000000000</meta:user-defined>
    <meta:user-defined meta:name="UserDataInfo34" meta:value-type="string">00000000000000000000000000000000000000000000000000000000000000000000000000000000000000000000000000000000000000000000000000000000</meta:user-defined>
    <meta:user-defined meta:name="UserDataInfo35" meta:value-type="string">00000000000000000000000000000000000000000000000000000000000000000000000000000000000000000000000000000000000000000000000000000000</meta:user-defined>
    <meta:user-defined meta:name="UserDataInfo36" meta:value-type="string">00000000000000000000000000000000000000000000000000000000000000000000000000000000000000000000000000000000000000000000000000000000</meta:user-defined>
    <meta:user-defined meta:name="UserDataInfo37" meta:value-type="string">00000000000000000000000000000000000000000000000000000000000000000000000000000000000000000000000000000000000000000000000000000000</meta:user-defined>
    <meta:user-defined meta:name="UserDataInfo38" meta:value-type="string">00000000000000000000000000000000000000000000000000000000000000000000000000000000000000000000000000000000000000000000000000000000</meta:user-defined>
    <meta:user-defined meta:name="UserDataInfo39" meta:value-type="string">00000000000000000000000000000000000000000000000000000000000000000000000000000000000000000000000000000000000000000000000000000000</meta:user-defined>
    <meta:user-defined meta:name="UserDataInfo4" meta:value-type="string">00000000000000000000000000000000000000000000000000000000000000000000000000000000000000000000000000000000000000000000000000000000</meta:user-defined>
    <meta:user-defined meta:name="UserDataInfo40" meta:value-type="string">00000000000000000000000000000000000000000000000000000000000000000000000000000000000000000000000000000000000000000000000000000000</meta:user-defined>
    <meta:user-defined meta:name="UserDataInfo41" meta:value-type="string">00000000000000000000000000000000000000000000000000000000000000000000000000000000000000000000000000000000000000000000000000000000</meta:user-defined>
    <meta:user-defined meta:name="UserDataInfo42" meta:value-type="string">00000000000000000000000000000000000000000000000000000000000000000000000000000000000000000000000000000000000000000000000000000000</meta:user-defined>
    <meta:user-defined meta:name="UserDataInfo43" meta:value-type="string">00000000000000000000000000000000000000000000000000000000000000000000000000000000000000000000000000000000000000000000000000000000</meta:user-defined>
    <meta:user-defined meta:name="UserDataInfo5" meta:value-type="string">00000000000000000000000000000000000000000000000000000000000000000000000000000000000000000000000000000000000000000000000000000000</meta:user-defined>
    <meta:user-defined meta:name="UserDataInfo6" meta:value-type="string">00000000000000000000000000000000000000000000000000000000000000000000000000000000000000000000000000000000000000000000000000000000</meta:user-defined>
    <meta:user-defined meta:name="UserDataInfo7" meta:value-type="string">00000000000000000000000000000000000000000000000000000000000000000000000000000000000000000000000000000000000000000000000000000000</meta:user-defined>
    <meta:user-defined meta:name="UserDataInfo8" meta:value-type="string">00000000000000000000000000000000000000000000000000000000000000000000000000000000000000000000000000000000000000000000000000000000</meta:user-defined>
    <meta:user-defined meta:name="UserDataInfo9" meta:value-type="string">00000000000000000000000000000000000000000000000000000000000000000000000000000000000000000000000000000000000000000000000000000000</meta:user-defined>
    <meta:user-defined meta:name="UserDataName1" meta:value-type="string">AvdPostgiro2</meta:user-defined>
    <meta:user-defined meta:name="UserDataName10" meta:value-type="string">ForetagPostgiro</meta:user-defined>
    <meta:user-defined meta:name="UserDataName11" meta:value-type="string">AvdBankgiro</meta:user-defined>
    <meta:user-defined meta:name="UserDataName12" meta:value-type="string">LokTitel</meta:user-defined>
    <meta:user-defined meta:name="UserDataName13" meta:value-type="string">AvdAdressBeskrivning</meta:user-defined>
    <meta:user-defined meta:name="UserDataName14" meta:value-type="string">LokHandlaggare</meta:user-defined>
    <meta:user-defined meta:name="UserDataName15" meta:value-type="string">AvdAvdelning</meta:user-defined>
    <meta:user-defined meta:name="UserDataName16" meta:value-type="string">LokEPost</meta:user-defined>
    <meta:user-defined meta:name="UserDataName17" meta:value-type="string">AvdEPost</meta:user-defined>
    <meta:user-defined meta:name="UserDataName18" meta:value-type="string">AvdHemsida</meta:user-defined>
    <meta:user-defined meta:name="UserDataName19" meta:value-type="string">LokIntDirekttelefon</meta:user-defined>
    <meta:user-defined meta:name="UserDataName2" meta:value-type="string">LokHlaggareFnamn</meta:user-defined>
    <meta:user-defined meta:name="UserDataName20" meta:value-type="string">LokIntSektion</meta:user-defined>
    <meta:user-defined meta:name="UserDataName21" meta:value-type="string">LokMobiltelefon</meta:user-defined>
    <meta:user-defined meta:name="UserDataName22" meta:value-type="string">AvdPostadress</meta:user-defined>
    <meta:user-defined meta:name="UserDataName23" meta:value-type="string">LokHlaggareEnamn</meta:user-defined>
    <meta:user-defined meta:name="UserDataName24" meta:value-type="string">LokSektion</meta:user-defined>
    <meta:user-defined meta:name="UserDataName25" meta:value-type="string">AvdBesoksadress</meta:user-defined>
    <meta:user-defined meta:name="UserDataName26" meta:value-type="string">ForetagBankgiro</meta:user-defined>
    <meta:user-defined meta:name="UserDataName27" meta:value-type="string">AvdForetagsnamn</meta:user-defined>
    <meta:user-defined meta:name="UserDataName28" meta:value-type="string">LokDirekttelefon</meta:user-defined>
    <meta:user-defined meta:name="UserDataName29" meta:value-type="string">LokIntMobiltelefon</meta:user-defined>
    <meta:user-defined meta:name="UserDataName3" meta:value-type="string">AvdVaxeltelefon</meta:user-defined>
    <meta:user-defined meta:name="UserDataName30" meta:value-type="string">LokIntMobilfax</meta:user-defined>
    <meta:user-defined meta:name="UserDataName31" meta:value-type="string">LokMobilfax</meta:user-defined>
    <meta:user-defined meta:name="UserDataName32" meta:value-type="string">LokIntDirektfax</meta:user-defined>
    <meta:user-defined meta:name="UserDataName33" meta:value-type="string">AvdPostgiro</meta:user-defined>
    <meta:user-defined meta:name="UserDataName34" meta:value-type="string">LokDirektfax</meta:user-defined>
    <meta:user-defined meta:name="UserDataName35" meta:value-type="string">LokAnstnr</meta:user-defined>
    <meta:user-defined meta:name="UserDataName36" meta:value-type="string">AvdIntAvdelning</meta:user-defined>
    <meta:user-defined meta:name="UserDataName37" meta:value-type="string">AvdIntForetagsnamn</meta:user-defined>
    <meta:user-defined meta:name="UserDataName38" meta:value-type="string">AvdIntPostadress</meta:user-defined>
    <meta:user-defined meta:name="UserDataName39" meta:value-type="string">AvdIntPostnummer</meta:user-defined>
    <meta:user-defined meta:name="UserDataName4" meta:value-type="string">AvdOrganisationsnr</meta:user-defined>
    <meta:user-defined meta:name="UserDataName40" meta:value-type="string">AvdIntPostort</meta:user-defined>
    <meta:user-defined meta:name="UserDataName41" meta:value-type="string">AvdIntVaxelfax</meta:user-defined>
    <meta:user-defined meta:name="UserDataName42" meta:value-type="string">AvdIntVaxeltelefon</meta:user-defined>
    <meta:user-defined meta:name="UserDataName43" meta:value-type="string">AvdLand</meta:user-defined>
    <meta:user-defined meta:name="UserDataName5" meta:value-type="string">AvdPostnummer</meta:user-defined>
    <meta:user-defined meta:name="UserDataName6" meta:value-type="string">AvdVaxelfax</meta:user-defined>
    <meta:user-defined meta:name="UserDataName7" meta:value-type="string">UserID</meta:user-defined>
    <meta:user-defined meta:name="UserDataName8" meta:value-type="string">LokUserID</meta:user-defined>
    <meta:user-defined meta:name="UserDataName9" meta:value-type="string">AvdPostort</meta:user-defined>
    <meta:user-defined meta:name="UserDataValue11" meta:value-type="string"> </meta:user-defined>
    <meta:user-defined meta:name="UserDataValue12" meta:value-type="string"> </meta:user-defined>
    <meta:user-defined meta:name="UserDataValue13" meta:value-type="string">Box  2218</meta:user-defined>
    <meta:user-defined meta:name="UserDataValue14" meta:value-type="string">Daniel Melin</meta:user-defined>
    <meta:user-defined meta:name="UserDataValue15" meta:value-type="string">Statens inköpscentral</meta:user-defined>
    <meta:user-defined meta:name="UserDataValue16" meta:value-type="string">daniel.melin@kammarkollegiet.se</meta:user-defined>
    <meta:user-defined meta:name="UserDataValue17" meta:value-type="string">ituregistratur@kammarkollegiet.se</meta:user-defined>
    <meta:user-defined meta:name="UserDataValue18" meta:value-type="string">www.kammarkollegiet.se</meta:user-defined>
    <meta:user-defined meta:name="UserDataValue19" meta:value-type="string"> </meta:user-defined>
    <meta:user-defined meta:name="UserDataValue2" meta:value-type="string">Daniel</meta:user-defined>
    <meta:user-defined meta:name="UserDataValue20" meta:value-type="string"> </meta:user-defined>
    <meta:user-defined meta:name="UserDataValue21" meta:value-type="string"> </meta:user-defined>
    <meta:user-defined meta:name="UserDataValue22" meta:value-type="string">Box  2218</meta:user-defined>
    <meta:user-defined meta:name="UserDataValue23" meta:value-type="string">Melin</meta:user-defined>
    <meta:user-defined meta:name="UserDataValue24" meta:value-type="string"> </meta:user-defined>
    <meta:user-defined meta:name="UserDataValue25" meta:value-type="string">Birger Jarlsgatan 16</meta:user-defined>
    <meta:user-defined meta:name="UserDataValue27" meta:value-type="string">Kammarkollegiet</meta:user-defined>
    <meta:user-defined meta:name="UserDataValue28" meta:value-type="string"> </meta:user-defined>
    <meta:user-defined meta:name="UserDataValue29" meta:value-type="string"> </meta:user-defined>
    <meta:user-defined meta:name="UserDataValue3" meta:value-type="string">08-7000 800</meta:user-defined>
    <meta:user-defined meta:name="UserDataValue30" meta:value-type="string"> </meta:user-defined>
    <meta:user-defined meta:name="UserDataValue31" meta:value-type="string"> </meta:user-defined>
    <meta:user-defined meta:name="UserDataValue32" meta:value-type="string"> </meta:user-defined>
    <meta:user-defined meta:name="UserDataValue33" meta:value-type="string">95 42 98-6</meta:user-defined>
    <meta:user-defined meta:name="UserDataValue34" meta:value-type="string"> </meta:user-defined>
    <meta:user-defined meta:name="UserDataValue35" meta:value-type="string"> </meta:user-defined>
    <meta:user-defined meta:name="UserDataValue36" meta:value-type="string"> </meta:user-defined>
    <meta:user-defined meta:name="UserDataValue37" meta:value-type="string"> </meta:user-defined>
    <meta:user-defined meta:name="UserDataValue38" meta:value-type="string">P O Box 2218</meta:user-defined>
    <meta:user-defined meta:name="UserDataValue39" meta:value-type="string">SE-103 15</meta:user-defined>
    <meta:user-defined meta:name="UserDataValue40" meta:value-type="string">Stockholm</meta:user-defined>
    <meta:user-defined meta:name="UserDataValue41" meta:value-type="string">+46 8 204969</meta:user-defined>
    <meta:user-defined meta:name="UserDataValue42" meta:value-type="string">+46 8 7000 800</meta:user-defined>
    <meta:user-defined meta:name="UserDataValue43" meta:value-type="string">Sverige</meta:user-defined>
    <meta:user-defined meta:name="UserDataValue5" meta:value-type="string">103 15 </meta:user-defined>
    <meta:user-defined meta:name="UserDataValue6" meta:value-type="string">08-20 11 13 </meta:user-defined>
    <meta:user-defined meta:name="UserDataValue7" meta:value-type="string">F1BF7ED44D0DF7D718A16386938D2AA3</meta:user-defined>
    <meta:user-defined meta:name="UserDataValue8" meta:value-type="string">DaMelin</meta:user-defined>
    <meta:user-defined meta:name="UserDataValue9" meta:value-type="string">Stockholm</meta:user-defined>
    <meta:user-defined meta:name="WordVer97" meta:value-type="string">False</meta:user-defined>
    <meta:user-defined meta:name="_Logotyp" meta:value-type="string">1</meta:user-defined>
    <meta:user-defined meta:name="aAndra" meta:value-type="string">Ja</meta:user-defined>
    <meta:user-defined meta:name="aLas" meta:value-type="string">Nej</meta:user-defined>
    <meta:user-defined meta:name="departmentlogo" meta:value-type="string">ITU</meta:user-defined>
    <meta:user-defined meta:name="generallogo" meta:value-type="string">0</meta:user-defined>
    <meta:user-defined meta:name="hDokument" meta:value-type="string"> 0</meta:user-defined>
    <meta:user-defined meta:name="hFormatmallslinje" meta:value-type="string">Nej</meta:user-defined>
    <meta:user-defined meta:name="hLogo" meta:value-type="string"> 3</meta:user-defined>
    <meta:user-defined meta:name="hLogoStorlek" meta:value-type="string">Nej</meta:user-defined>
    <meta:user-defined meta:name="hPrinterbox" meta:value-type="string">No</meta:user-defined>
    <meta:user-defined meta:name="hSidfot" meta:value-type="string"> 0</meta:user-defined>
    <meta:user-defined meta:name="hTabellinje" meta:value-type="string">Nej</meta:user-defined>
    <meta:user-defined meta:name="hTecken" meta:value-type="string">Nej</meta:user-defined>
    <meta:user-defined meta:name="multitext_template" meta:value-type="string">0</meta:user-defined>
    <meta:user-defined meta:name="optEgenAdr" meta:value-type="string">Ja</meta:user-defined>
    <meta:user-defined meta:name="subtxtBilagaNr" meta:value-type="string">Ledtext</meta:user-defined>
    <meta:user-defined meta:name="subtxtDiarienr" meta:value-type="string">Ledtext</meta:user-defined>
    <meta:user-defined meta:name="subtxtEr_referens" meta:value-type="string">Ledtext</meta:user-defined>
    <meta:user-defined meta:name="systemplatetype" meta:value-type="string">1</meta:user-defined>
  </office:meta>
</office:document-meta>
</file>